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8A1ADA84B55F460B.png" manifest:media-type="image/png"/>
  <manifest:file-entry manifest:full-path="Pictures/100000010000020000000200E0228C2571D46482.png" manifest:media-type="image/png"/>
  <manifest:file-entry manifest:full-path="Pictures/TablePreview4.svm" manifest:media-type=""/>
  <manifest:file-entry manifest:full-path="Pictures/10000001000002000000020081541553837D196E.png" manifest:media-type="image/png"/>
  <manifest:file-entry manifest:full-path="Pictures/TablePreview6.svm" manifest:media-type=""/>
  <manifest:file-entry manifest:full-path="Pictures/10000001000002000000020039AEFD108166634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10000001000002000000020067EE41E5680FEAA6.png" manifest:media-type="image/png"/>
  <manifest:file-entry manifest:full-path="Pictures/TablePreview7.svm" manifest:media-type=""/>
  <manifest:file-entry manifest:full-path="Pictures/100000010000020000000200E0335E4CB01BCB4C.png" manifest:media-type="image/png"/>
  <manifest:file-entry manifest:full-path="Pictures/100000010000020000000200654880643535B28C.png" manifest:media-type="image/png"/>
  <manifest:file-entry manifest:full-path="Pictures/TablePreview8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e1e1e" draw:fill="solid" draw:fill-color="#1e1e1e" draw:textarea-horizontal-align="justify" draw:textarea-vertical-align="middle" draw:auto-grow-height="false" fo:min-height="15.5cm" fo:min-width="27.5cm" draw:shadow="hidden" style:protect="position size"/>
    </style:style>
    <style:style style:name="gr2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0.5cm" fo:min-width="27.5cm"/>
    </style:style>
    <style:style style:name="gr3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13.75cm" fo:min-width="2cm" style:protect="position size"/>
      <style:paragraph-properties style:writing-mode="lr-tb"/>
    </style:style>
    <style:style style:name="gr4" style:family="graphic" style:parent-style-name="standard">
      <style:graphic-properties svg:stroke-color="#232323" draw:fill="solid" draw:fill-color="#212121" draw:textarea-horizontal-align="justify" draw:textarea-vertical-align="middle" draw:auto-grow-height="false" fo:min-height="0.75cm" fo:min-width="27.5cm" style:protect="position size"/>
      <style:paragraph-properties style:writing-mode="lr-tb"/>
    </style:style>
    <style:style style:name="gr5" style:family="graphic" style:parent-style-name="objectwithoutfill">
      <style:graphic-properties svg:stroke-color="#d65307" draw:fill="none" draw:textarea-vertical-align="middle" style:protect="position size"/>
    </style:style>
    <style:style style:name="gr6" style:family="graphic" style:parent-style-name="objectwithoutfill">
      <style:graphic-properties svg:stroke-color="#d65307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2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objectwithoutfill">
      <style:graphic-properties svg:stroke-color="#80808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4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7.42cm" fo:min-width="11.57cm" fo:padding-top="0.165cm" fo:padding-bottom="0.165cm" fo:padding-left="0.29cm" fo:padding-right="0.29cm" style:protect="position size"/>
    </style:style>
    <style:style style:name="gr15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6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4.97cm" fo:min-width="11.57cm" fo:padding-top="0.165cm" fo:padding-bottom="0.165cm" fo:padding-left="0.29cm" fo:padding-right="0.29cm" style:protect="position size"/>
    </style:style>
    <style:style style:name="gr1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53cm"/>
      <style:paragraph-properties style:writing-mode="lr-tb"/>
    </style:style>
    <style:style style:name="gr19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7.448cm" fo:min-width="11.598cm" fo:padding-top="0.165cm" fo:padding-bottom="0.165cm" fo:padding-left="0.29cm" fo:padding-right="0.29cm" style:protect="position size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553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2" style:family="graphic" style:parent-style-name="standard">
      <style:graphic-properties svg:stroke-color="#333333" draw:fill="solid" draw:fill-color="#d65307" draw:textarea-horizontal-align="justify" draw:textarea-vertical-align="middle" draw:auto-grow-height="false" fo:min-height="0.255cm" fo:min-width="0.998cm"/>
      <style:paragraph-properties style:writing-mode="lr-tb"/>
    </style:style>
    <style:style style:name="gr23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17cm" fo:min-width="23.3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232425" draw:fill="solid" draw:fill-color="#2d2e2f" draw:textarea-horizontal-align="justify" draw:textarea-vertical-align="middle" draw:auto-grow-height="false" fo:min-height="1.25cm" fo:min-width="0cm" style:protect="position size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713cm"/>
      <style:paragraph-properties style:writing-mode="lr-tb"/>
    </style:style>
    <style:style style:name="gr27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4.87cm" fo:min-width="14.07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277cm"/>
      <style:paragraph-properties style:writing-mode="lr-tb"/>
    </style:style>
    <style:style style:name="gr31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5.62cm" fo:min-width="7.32cm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cm" svg:stroke-color="#808080" draw:marker-start-width="0.2cm" draw:marker-end-width="0.2cm" draw:fill="none" draw:textarea-vertical-align="middle" fo:padding-top="0.125cm" fo:padding-bottom="0.125cm" fo:padding-left="0.25cm" fo:padding-right="0.25cm"/>
    </style:style>
    <style:style style:name="gr33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333333" draw:fill="solid" draw:fill-color="#333333" draw:opacity="100%" draw:textarea-horizontal-align="justify" draw:textarea-vertical-align="middle" draw:auto-grow-height="false" fo:min-height="0.05cm" fo:min-width="0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025cm" svg:stroke-color="#000000" draw:marker-start-width="0.238cm" draw:marker-end-width="0.238cm" draw:fill="none" draw:textarea-vertical-align="middle" fo:padding-top="0.138cm" fo:padding-bottom="0.138cm" fo:padding-left="0.263cm" fo:padding-right="0.263cm"/>
    </style:style>
    <style:style style:name="gr37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d65307" draw:fill="solid" draw:fill-color="#d65307" draw:textarea-horizontal-align="justify" draw:textarea-vertical-align="middle" draw:auto-grow-height="false" fo:min-height="0.05cm" fo:min-width="0cm"/>
    </style:style>
    <style:style style:name="gr39" style:family="graphic" style:parent-style-name="objectwithoutfill">
      <style:graphic-properties svg:stroke-width="0.028cm" svg:stroke-color="#d65307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40" style:family="graphic" style:parent-style-name="objectwithoutfill">
      <style:graphic-properties svg:stroke-width="0.025cm" svg:stroke-color="#d65307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2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cm" draw:shadow="hidden" loext:glow-radius="0cm" loext:softedge-radius="0cm"/>
      <style:paragraph-properties style:writing-mode="lr-tb"/>
    </style:style>
    <style:style style:name="gr43" style:family="graphic" style:parent-style-name="objectwithoutfill">
      <style:graphic-properties svg:stroke-width="0.018cm" svg:stroke-color="#cc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none" svg:stroke-color="#000000" draw:fill="none" draw:fill-color="#ffffff" fo:min-height="0.514cm"/>
      <style:paragraph-properties style:writing-mode="lr-tb"/>
    </style:style>
    <style:style style:name="gr45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6.75cm" fo:min-width="11.15cm" fo:padding-top="0.165cm" fo:padding-bottom="0.165cm" fo:padding-left="0.29cm" fo:padding-right="0.29cm" style:protect="position size"/>
    </style:style>
    <style:style style:name="gr46" style:family="graphic" style:parent-style-name="standard">
      <style:graphic-properties svg:stroke-width="0.081cm" svg:stroke-color="#212121" draw:marker-start-width="0.321cm" draw:marker-end-width="0.321cm" svg:stroke-linecap="round" draw:fill="solid" draw:fill-color="#212121" draw:textarea-horizontal-align="justify" draw:textarea-vertical-align="middle" draw:auto-grow-height="false" fo:min-height="6.67cm" fo:min-width="11.05cm" fo:padding-top="0.165cm" fo:padding-bottom="0.165cm" fo:padding-left="0.29cm" fo:padding-right="0.29cm" style:protect="position size"/>
    </style:style>
    <style:style style:name="gr47" style:family="graphic" style:parent-style-name="standard">
      <style:graphic-properties draw:stroke="solid" svg:stroke-width="0.106cm" svg:stroke-color="#2d2d2d" draw:marker-start-width="0.358cm" draw:marker-end-width="0.358cm" svg:stroke-linecap="round" draw:fill="solid" draw:fill-color="#2d2d2d" draw:textarea-horizontal-align="justify" draw:textarea-vertical-align="middle" draw:auto-grow-height="false" fo:min-height="1.25cm" fo:min-width="0cm" fo:padding-top="0.177cm" fo:padding-bottom="0.177cm" fo:padding-left="0.302cm" fo:padding-right="0.302cm"/>
    </style:style>
    <style:style style:name="gr48" style:family="graphic" style:parent-style-name="standard">
      <style:graphic-properties draw:stroke="none" svg:stroke-color="#000000" draw:fill="none" draw:fill-color="#ffffff" fo:min-height="0.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false" draw:auto-grow-width="false" fo:min-height="0.277cm" fo:min-width="1.37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false" fo:min-height="0.277cm"/>
      <style:paragraph-properties style:writing-mode="lr-tb"/>
    </style:style>
    <style:style style:name="gr51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1.464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false" fo:min-height="0.013cm"/>
      <style:paragraph-properties style:writing-mode="lr-tb"/>
    </style:style>
    <style:style style:name="gr53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0.214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4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166cm" fo:min-width="0.966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in-height="0.277cm" fo:min-width="1.374cm"/>
      <style:paragraph-properties style:writing-mode="lr-tb"/>
    </style:style>
    <style:style style:name="gr56" style:family="graphic" style:parent-style-name="standard">
      <style:graphic-properties svg:stroke-width="0.004cm" svg:stroke-color="#333333" draw:marker-start-width="0.206cm" draw:marker-end-width="0.206cm" draw:fill="solid" draw:fill-color="#333333" draw:opacity="100%" draw:textarea-horizontal-align="justify" draw:textarea-vertical-align="middle" draw:auto-grow-height="false" fo:min-height="0.046cm" fo:min-width="0cm" fo:padding-top="0.127cm" fo:padding-bottom="0.127cm" fo:padding-left="0.252cm" fo:padding-right="0.252cm"/>
    </style:style>
    <style:style style:name="gr57" style:family="graphic" style:parent-style-name="standard">
      <style:graphic-properties svg:stroke-color="#1d2126" draw:fill="solid" draw:fill-color="#1d2126" draw:textarea-horizontal-align="justify" draw:textarea-vertical-align="middle" draw:auto-grow-height="false" fo:min-height="15.5cm" fo:min-width="27.5cm" draw:shadow="hidden" style:protect="position size"/>
      <style:paragraph-properties style:writing-mode="lr-tb"/>
    </style:style>
    <style:style style:name="gr58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13.25cm" fo:min-width="3cm" style:protect="position size"/>
      <style:paragraph-properties style:writing-mode="lr-tb"/>
    </style:style>
    <style:style style:name="gr59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1.25cm" fo:min-width="27.5cm" style:protect="position size"/>
      <style:paragraph-properties style:writing-mode="lr-tb"/>
    </style:style>
    <style:style style:name="gr60" style:family="graphic" style:parent-style-name="standard">
      <style:graphic-properties svg:stroke-color="#232425" draw:fill="solid" draw:fill-color="#232425" draw:textarea-horizontal-align="justify" draw:textarea-vertical-align="middle" draw:auto-grow-height="false" fo:min-height="0.5cm" fo:min-width="27.5cm"/>
    </style:style>
    <style:style style:name="gr61" style:family="graphic" style:parent-style-name="standard">
      <style:graphic-properties draw:stroke="none" svg:stroke-color="#000000" draw:fill="none" draw:fill-color="#ffffff" fo:min-height="0.48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3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5cm" fo:min-width="0cm"/>
    </style:style>
    <style:style style:name="gr65" style:family="graphic" style:parent-style-name="standard">
      <style:graphic-properties svg:stroke-width="0.035cm" svg:stroke-color="#323232" draw:marker-start-width="0.252cm" draw:marker-end-width="0.252cm" svg:stroke-linecap="round" draw:fill="solid" draw:fill-color="#323232" draw:textarea-horizontal-align="justify" draw:textarea-vertical-align="middle" draw:auto-grow-height="false" fo:min-height="0.2cm" fo:min-width="1cm" fo:padding-top="0.142cm" fo:padding-bottom="0.142cm" fo:padding-left="0.267cm" fo:padding-right="0.267cm" draw:shadow="hidden" loext:glow-radius="0cm" loext:softedge-radius="0cm"/>
      <style:paragraph-properties style:writing-mode="lr-tb"/>
    </style:style>
    <style:style style:name="gr66" style:family="graphic" style:parent-style-name="standard">
      <style:graphic-properties svg:stroke-color="#232425" draw:fill-color="#333333" draw:textarea-horizontal-align="justify" draw:textarea-vertical-align="middle" draw:auto-grow-height="false" fo:min-height="0.2cm" fo:min-width="1.25cm" draw:shadow="hidden" loext:glow-radius="0cm" loext:softedge-radius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68" style:family="graphic" style:parent-style-name="standard">
      <style:graphic-properties svg:stroke-color="#333333" draw:fill-color="#333333" draw:textarea-horizontal-align="justify" draw:textarea-vertical-align="middle" draw:auto-grow-height="false" fo:min-height="1.25cm" fo:min-width="1.25cm"/>
    </style:style>
    <style:style style:name="gr69" style:family="graphic" style:parent-style-name="standard">
      <style:graphic-properties svg:stroke-width="0cm" svg:stroke-color="#d65307" draw:marker-start-width="0.2cm" draw:marker-end-width="0.2cm" svg:stroke-linecap="butt" draw:fill-color="#d65307" draw:textarea-horizontal-align="justify" draw:textarea-vertical-align="middle" draw:auto-grow-height="false" fo:min-height="0.25cm" fo:min-width="1.25cm" fo:padding-top="0.125cm" fo:padding-bottom="0.125cm" fo:padding-left="0.25cm" fo:padding-right="0.25cm"/>
    </style:style>
    <style:style style:name="gr70" style:family="graphic" style:parent-style-name="objectwithoutfill">
      <style:graphic-properties svg:stroke-width="0cm" svg:stroke-color="#666666" draw:marker-start-width="0.2cm" draw:marker-end-width="0.2cm" draw:fill="none" draw:textarea-vertical-align="middle" fo:padding-top="0.125cm" fo:padding-bottom="0.125cm" fo:padding-left="0.25cm" fo:padding-right="0.25cm"/>
    </style:style>
    <style:style style:name="gr71" style:family="graphic" style:parent-style-name="objectwithoutfill">
      <style:graphic-properties svg:stroke-color="#666666" draw:fill="none" draw:textarea-vertical-align="middle"/>
    </style:style>
    <style:style style:name="gr72" style:family="graphic" style:parent-style-name="standard">
      <style:graphic-properties draw:stroke="solid" svg:stroke-width="0.106cm" svg:stroke-color="#2d2d2d" draw:marker-start-width="0.358cm" draw:marker-end-width="0.358cm" svg:stroke-linecap="round" draw:fill="solid" draw:fill-color="#2d2d2d" draw:textarea-horizontal-align="justify" draw:textarea-vertical-align="middle" draw:auto-grow-height="false" fo:min-height="1.146cm" fo:min-width="0cm" fo:padding-top="0.177cm" fo:padding-bottom="0.177cm" fo:padding-left="0.302cm" fo:padding-right="0.302cm"/>
    </style:style>
    <style:style style:name="co1" style:family="table-column">
      <style:table-column-properties style:column-width="1.115cm" style:use-optimal-column-width="false"/>
    </style:style>
    <style:style style:name="co2" style:family="table-column">
      <style:table-column-properties style:column-width="6.068cm" style:use-optimal-column-width="false"/>
    </style:style>
    <style:style style:name="co3" style:family="table-column">
      <style:table-column-properties style:column-width="1.2cm" style:use-optimal-column-width="false"/>
    </style:style>
    <style:style style:name="co4" style:family="table-column">
      <style:table-column-properties style:column-width="1.685cm" style:use-optimal-column-width="false"/>
    </style:style>
    <style:style style:name="co5" style:family="table-column">
      <style:table-column-properties style:column-width="1.832cm" style:use-optimal-column-width="false"/>
    </style:style>
    <style:style style:name="co6" style:family="table-column">
      <style:table-column-properties style:column-width="5.224cm" style:use-optimal-column-width="false"/>
    </style:style>
    <style:style style:name="co7" style:family="table-column">
      <style:table-column-properties style:column-width="5.561cm" style:use-optimal-column-width="false"/>
    </style:style>
    <style:style style:name="co8" style:family="table-column">
      <style:table-column-properties style:column-width="6.071cm" style:use-optimal-column-width="false"/>
    </style:style>
    <style:style style:name="co9" style:family="table-column">
      <style:table-column-properties style:column-width="1.682cm" style:use-optimal-column-width="false"/>
    </style:style>
    <style:style style:name="co10" style:family="table-column">
      <style:table-column-properties style:column-width="1.461cm" style:use-optimal-column-width="false"/>
    </style:style>
    <style:style style:name="co11" style:family="table-column">
      <style:table-column-properties style:column-width="8.584cm" style:use-optimal-column-width="false"/>
    </style:style>
    <style:style style:name="co12" style:family="table-column">
      <style:table-column-properties style:column-width="8.158cm" style:use-optimal-column-width="false"/>
    </style:style>
    <style:style style:name="co13" style:family="table-column">
      <style:table-column-properties style:column-width="2.602cm" style:use-optimal-column-width="false"/>
    </style:style>
    <style:style style:name="co14" style:family="table-column">
      <style:table-column-properties style:column-width="2.552cm" style:use-optimal-column-width="false"/>
    </style:style>
    <style:style style:name="co15" style:family="table-column">
      <style:table-column-properties style:column-width="1.466cm" style:use-optimal-column-width="false"/>
    </style:style>
    <style:style style:name="co16" style:family="table-column">
      <style:table-column-properties style:column-width="8.617cm" style:use-optimal-column-width="false"/>
    </style:style>
    <style:style style:name="co17" style:family="table-column">
      <style:table-column-properties style:column-width="8.19cm" style:use-optimal-column-width="false"/>
    </style:style>
    <style:style style:name="co18" style:family="table-column">
      <style:table-column-properties style:column-width="2.612cm" style:use-optimal-column-width="false"/>
    </style:style>
    <style:style style:name="co19" style:family="table-column">
      <style:table-column-properties style:column-width="2.564cm" style:use-optimal-column-width="false"/>
    </style:style>
    <style:style style:name="co20" style:family="table-column">
      <style:table-column-properties style:column-width="8.618cm" style:use-optimal-column-width="false"/>
    </style:style>
    <style:style style:name="co21" style:family="table-column">
      <style:table-column-properties style:column-width="14.19cm" style:use-optimal-column-width="false"/>
    </style:style>
    <style:style style:name="ro1" style:family="table-row">
      <style:table-row-properties style:row-height="0.595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623cm" style:use-optimal-row-height="false"/>
    </style:style>
    <style:style style:name="ro4" style:family="table-row">
      <style:table-row-properties style:row-height="0.813cm" style:use-optimal-row-height="false"/>
    </style:style>
    <style:style style:name="ce1" style:family="table-cell">
      <loext:graphic-properties draw:fill="solid" draw:fill-color="#333333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2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none" fo:border-bottom="0.03pt solid #666666"/>
      <style:text-properties fo:color="#cccccc" loext:opacity="100%" style:font-name="Ubuntu" fo:font-size="18pt" style:font-size-asian="7pt" style:font-size-complex="7pt"/>
    </style:style>
    <style:style style:name="ce3" style:family="table-cell">
      <loext:graphic-properties draw:fill="solid" draw:fill-color="#212121" fo:padding-top="0.13cm" fo:padding-bottom="0.13cm"/>
      <style:paragraph-properties fo:line-height="100%" fo:text-align="center" fo:border="0.03pt solid #666666"/>
      <style:text-properties fo:color="#cccccc" loext:opacity="100%" style:font-name="Ubuntu" fo:font-size="18pt" style:font-size-asian="7pt" style:font-size-complex="7pt"/>
    </style:style>
    <style:style style:name="ce4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0.03pt solid #666666" fo:border-bottom="none"/>
      <style:text-properties fo:color="#cccccc" loext:opacity="100%" style:font-name="Ubuntu" fo:font-size="18pt" style:font-size-asian="7pt" style:font-size-complex="7pt"/>
    </style:style>
    <style:style style:name="ce5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none"/>
      <style:text-properties fo:color="#cccccc" loext:opacity="100%" style:font-name="Ubuntu" fo:font-size="18pt" style:font-size-asian="7pt" style:font-size-complex="7pt"/>
    </style:style>
    <style:style style:name="ce6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none" fo:border-bottom="0.03pt solid #666666"/>
      <style:text-properties fo:color="#cccccc" loext:opacity="100%" style:font-name="Ubuntu" fo:font-size="18pt" style:font-size-asian="7pt" style:font-size-complex="7pt"/>
    </style:style>
    <style:style style:name="ce7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0.03pt solid #666666"/>
      <style:text-properties fo:color="#cccccc" loext:opacity="100%" style:font-name="Ubuntu" fo:font-size="18pt" style:font-size-asian="7pt" style:font-size-complex="7pt"/>
    </style:style>
    <style:style style:name="ce8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0.03pt solid #666666" fo:border-bottom="0.03pt solid #666666"/>
      <style:text-properties fo:color="#cccccc" loext:opacity="100%" style:font-name="Ubuntu" fo:font-size="18pt" style:font-size-asian="7pt" style:font-size-complex="7pt"/>
    </style:style>
    <style:style style:name="ce9" style:family="table-cell">
      <loext:graphic-properties draw:fill="solid" draw:fill-color="#323232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0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1" style:family="table-cell">
      <loext:graphic-properties draw:fill="solid" draw:fill-color="#212121" fo:padding-top="0.13cm" fo:padding-bottom="0.13cm"/>
      <style:paragraph-properties fo:line-height="100%"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2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13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14" style:family="table-cell">
      <loext:graphic-properties draw:fill="solid" draw:fill-color="#212121" fo:padding-top="0.13cm" fo:padding-bottom="0.13cm"/>
      <style:paragraph-properties fo:line-height="100%" fo:text-align="center" fo:border-left="none" fo:border-right="0.03pt solid #666666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15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6" style:family="table-cell">
      <loext:graphic-properties draw:fill="solid" draw:fill-color="#212121" fo:padding-top="0.13cm" fo:padding-bottom="0.13cm"/>
      <style:paragraph-properties fo:line-height="100%" fo:text-align="center" fo:border-left="0.03pt solid #666666" fo:border-right="none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17" style:family="table-cell">
      <loext:graphic-properties draw:fill="solid" draw:fill-color="#2d2d2d"/>
      <style:paragraph-properties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18" style:family="table-cell">
      <loext:graphic-properties draw:fill="solid" draw:fill-color="#212121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19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7pt" style:font-size-asian="7pt" style:font-size-complex="7pt"/>
    </style:style>
    <style:style style:name="ce20" style:family="table-cell">
      <loext:graphic-properties draw:fill="solid" draw:fill-color="#212121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21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7pt" style:font-size-asian="7pt" style:font-size-complex="7pt"/>
    </style:style>
    <style:style style:name="ce22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7pt" style:font-size-asian="7pt" style:font-size-complex="7pt"/>
    </style:style>
    <style:style style:name="ce23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7pt" style:font-size-asian="7pt" style:font-size-complex="7pt"/>
    </style:style>
    <style:style style:name="ce24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ce25" style:family="table-cell">
      <loext:graphic-properties draw:fill="solid" draw:fill-color="#2d2d2d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 style:font-size-asian="10pt" style:font-size-complex="10pt"/>
    </style:style>
    <style:style style:name="ce26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11pt"/>
    </style:style>
    <style:style style:name="ce27" style:family="table-cell">
      <loext:graphic-properties draw:fill="solid" draw:fill-color="#212121"/>
      <style:paragraph-properties fo:text-align="center" fo:border-left="0.03pt solid #666666" fo:border-right="0.03pt solid #666666" fo:border-top="0.03pt solid #666666" fo:border-bottom="none"/>
      <style:text-properties fo:color="#cccccc" loext:opacity="100%" style:font-name="Ubuntu" fo:font-size="11pt"/>
    </style:style>
    <style:style style:name="ce28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none"/>
      <style:text-properties fo:color="#cccccc" loext:opacity="100%" style:font-name="Ubuntu" fo:font-size="11pt"/>
    </style:style>
    <style:style style:name="ce29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/>
    </style:style>
    <style:style style:name="ce30" style:family="table-cell">
      <loext:graphic-properties draw:fill="solid" draw:fill-color="#212121"/>
      <style:paragraph-properties fo:text-align="center" fo:border-left="none" fo:border-right="0.03pt solid #666666" fo:border-top="0.03pt solid #666666" fo:border-bottom="0.03pt solid #666666"/>
      <style:text-properties fo:color="#cccccc" loext:opacity="100%" style:font-name="Ubuntu" fo:font-size="11pt"/>
    </style:style>
    <style:style style:name="ce31" style:family="table-cell">
      <loext:graphic-properties draw:fill="solid" draw:fill-color="#212121"/>
      <style:paragraph-properties fo:text-align="center" fo:border-left="0.03pt solid #666666" fo:border-right="none" fo:border-top="none" fo:border-bottom="0.03pt solid #666666"/>
      <style:text-properties fo:color="#cccccc" loext:opacity="100%" style:font-name="Ubuntu" fo:font-size="11pt" style:font-size-asian="11pt" style:font-size-complex="11pt"/>
    </style:style>
    <style:style style:name="ce32" style:family="table-cell">
      <loext:graphic-properties draw:fill="solid" draw:fill-color="#212121"/>
      <style:paragraph-properties fo:text-align="center" fo:border="0.03pt solid #666666"/>
      <style:text-properties fo:color="#cccccc" loext:opacity="100%" style:font-name="Ubuntu" fo:font-size="11pt" fo:font-style="italic" style:font-style-asian="italic" style:font-style-complex="italic"/>
    </style:style>
    <style:style style:name="ce33" style:family="table-cell">
      <loext:graphic-properties draw:fill="solid" draw:fill-color="#2d2d2d"/>
      <style:paragraph-properties fo:text-align="center" fo:border="0.03pt solid #666666"/>
      <style:text-properties fo:color="#cccccc" loext:opacity="100%" style:font-name="Ubuntu" fo:font-size="11pt" style:font-size-asian="10pt" style:font-size-complex="10pt"/>
    </style:style>
    <style:style style:name="ce34" style:family="table-cell">
      <loext:graphic-properties draw:fill="solid" draw:fill-color="#212121"/>
      <style:paragraph-properties fo:text-align="center" fo:border-left="0.03pt solid #666666" fo:border-right="0.03pt solid #666666" fo:border-top="none" fo:border-bottom="0.03pt solid #666666"/>
      <style:text-properties fo:color="#cccccc" loext:opacity="100%" style:font-name="Ubuntu" fo:font-size="11pt"/>
    </style:style>
    <style:style style:name="ce35" style:family="table-cell">
      <loext:graphic-properties draw:fill="solid" draw:fill-color="#212121"/>
      <style:paragraph-properties fo:border="0.03pt solid #666666"/>
      <style:text-properties fo:color="#cccccc" loext:opacity="100%" style:font-name="Ubuntu" fo:font-size="11pt" fo:font-style="normal" style:font-size-asian="11pt" style:font-style-asian="normal" style:font-size-complex="11pt" style:font-style-complex="normal"/>
    </style:style>
    <style:style style:name="ce36" style:family="table-cell">
      <loext:graphic-properties draw:fill="solid" draw:fill-color="#212121"/>
      <style:paragraph-properties fo:border="0.03pt solid #666666"/>
      <style:text-properties fo:color="#cccccc" loext:opacity="100%" style:font-name="Ubuntu" fo:font-size="11pt" style:font-size-asian="11pt" style:font-size-complex="11pt"/>
    </style:style>
    <style:style style:name="P1" style:family="paragraph">
      <loext:graphic-properties draw:fill="solid" draw:fill-color="#1e1e1e"/>
      <style:paragraph-properties fo:text-align="center"/>
    </style:style>
    <style:style style:name="P2" style:family="paragraph">
      <loext:graphic-properties draw:fill="solid" draw:fill-color="#212121"/>
      <style:paragraph-properties fo:text-align="center"/>
    </style:style>
    <style:style style:name="P3" style:family="paragraph">
      <loext:graphic-properties draw:fill="solid" draw:fill-color="#212121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ccccc" loext:opacity="100%" style:font-name="Ubuntu" fo:font-size="10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d65307" loext:opacity="100%" style:font-name="Ubuntu" fo:font-size="6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fo:color="#d65307" loext:opacity="100%" style:font-name="Ubuntu" fo:font-size="6pt" style:font-size-asian="6pt" style:font-size-complex="6pt"/>
    </style:style>
    <style:style style:name="P9" style:family="paragraph">
      <loext:graphic-properties draw:fill="none" draw:fill-color="#ffffff"/>
      <style:paragraph-properties style:writing-mode="lr-tb"/>
      <style:text-properties fo:color="#d65307" loext:opacity="100%" style:font-name="Ubuntu" fo:font-size="8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cccccc" loext:opacity="100%" style:font-name="Ubuntu" fo:font-size="8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ff0000" loext:opacity="100%" style:font-name="Ubuntu" fo:font-size="30pt" style:font-size-asian="30pt" style:font-size-complex="30pt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cccccc" loext:opacity="100%" style:font-name="Ubuntu" fo:font-size="7pt" style:font-size-asian="7pt" style:font-size-complex="7pt"/>
    </style:style>
    <style:style style:name="P14" style:family="paragraph">
      <style:paragraph-properties fo:line-height="100%" fo:text-align="center"/>
      <style:text-properties fo:color="#cccccc" loext:opacity="100%" style:font-name="Ubuntu" fo:font-size="18pt" style:font-size-asian="7pt" style:font-size-complex="7pt"/>
    </style:style>
    <style:style style:name="P15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cccccc" loext:opacity="100%" style:font-name="Ubuntu" fo:font-size="9pt" style:font-size-asian="9pt" style:font-size-complex="9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cccc" loext:opacity="100%" style:font-name="Ubuntu" fo:font-size="7pt" style:font-size-asian="7pt" style:font-size-complex="7pt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style:font-name="Ubuntu" fo:font-size="9pt" style:font-size-asian="9pt" style:font-size-complex="9pt"/>
    </style:style>
    <style:style style:name="P20" style:family="paragraph">
      <loext:graphic-properties draw:fill="none" draw:fill-color="#ffffff"/>
      <style:paragraph-properties style:writing-mode="lr-tb"/>
      <style:text-properties fo:color="#dddddd" loext:opacity="100%"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>
      <style:paragraph-properties fo:text-align="center"/>
      <style:text-properties fo:color="#cccccc" loext:opacity="100%" style:font-name="Ubuntu" fo:font-size="7pt" style:font-size-asian="7pt" style:font-size-complex="7pt"/>
    </style:style>
    <style:style style:name="P22" style:family="paragraph">
      <style:paragraph-properties fo:text-align="center"/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P23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ccccc" loext:opacity="100%" fo:font-size="13pt" style:font-size-asian="13pt" style:font-size-complex="13pt"/>
    </style:style>
    <style:style style:name="P25" style:family="paragraph">
      <style:paragraph-properties fo:text-align="center" style:writing-mode="lr-tb"/>
      <style:text-properties fo:color="#232425" loext:opacity="100%" style:font-name="Ubuntu" fo:font-size="7pt" style:font-size-asian="7pt" style:font-size-complex="7pt"/>
    </style:style>
    <style:style style:name="P26" style:family="paragraph">
      <loext:graphic-properties draw:fill="solid" draw:fill-color="#d65307"/>
      <style:paragraph-properties fo:text-align="center" style:writing-mode="lr-tb"/>
      <style:text-properties fo:color="#232425" loext:opacity="100%" style:font-name="Ubuntu" fo:font-size="7pt" style:font-size-asian="7pt" style:font-size-complex="7pt"/>
    </style:style>
    <style:style style:name="P27" style:family="paragraph">
      <style:paragraph-properties fo:text-align="center"/>
      <style:text-properties fo:color="#cccccc" loext:opacity="100%" style:font-name="Ubuntu" fo:font-size="11pt" style:font-size-asian="10pt" style:font-size-complex="10pt"/>
    </style:style>
    <style:style style:name="P28" style:family="paragraph">
      <style:paragraph-properties fo:text-align="center"/>
      <style:text-properties fo:color="#cccccc" loext:opacity="100%" style:font-name="Ubuntu" fo:font-size="11pt"/>
    </style:style>
    <style:style style:name="P29" style:family="paragraph">
      <style:paragraph-properties fo:text-align="center"/>
      <style:text-properties fo:color="#cccccc" loext:opacity="100%" style:font-name="Ubuntu" fo:font-size="11pt" style:font-size-asian="11pt" style:font-size-complex="11pt"/>
    </style:style>
    <style:style style:name="P30" style:family="paragraph">
      <style:paragraph-properties fo:text-align="center"/>
      <style:text-properties fo:color="#cccccc" loext:opacity="100%" style:font-name="Ubuntu" fo:font-size="11pt" fo:font-style="italic" style:font-style-asian="italic" style:font-style-complex="italic"/>
    </style:style>
    <style:style style:name="P31" style:family="paragraph">
      <loext:graphic-properties draw:fill="solid" draw:fill-color="#2d2e2f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color="#cccccc" loext:opacity="100%" style:font-name="Ubuntu" fo:font-size="13pt" style:text-underline-style="none" style:font-size-asian="13pt" style:font-size-complex="13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pt" style:font-size-asian="13pt" style:font-size-complex="13pt"/>
    </style:style>
    <style:style style:name="P34" style:family="paragraph">
      <style:text-properties fo:color="#cccccc" loext:opacity="100%" style:font-name="Ubuntu" fo:font-size="11pt" style:font-size-asian="11pt" style:font-size-complex="11pt"/>
    </style:style>
    <style:style style:name="P35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style:font-size-asian="7pt" style:font-size-complex="7pt"/>
    </style:style>
    <style:style style:name="P36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style:font-size-asian="11pt" style:font-size-complex="11pt"/>
    </style:style>
    <style:style style:name="P37" style:family="paragraph">
      <loext:graphic-properties draw:fill="none" draw:fill-color="#ffffff"/>
      <style:paragraph-properties style:writing-mode="lr-tb"/>
      <style:text-properties fo:color="#cccccc" loext:opacity="100%" style:font-name="Ubuntu" fo:font-size="7pt" fo:font-style="italic" style:font-size-asian="11pt" style:font-style-asian="italic" style:font-size-complex="11pt" style:font-style-complex="italic"/>
    </style:style>
    <style:style style:name="P38" style:family="paragraph">
      <loext:graphic-properties draw:fill="none"/>
      <style:paragraph-properties fo:text-align="center" style:writing-mode="lr-tb"/>
    </style:style>
    <style:style style:name="P39" style:family="paragraph">
      <loext:graphic-properties draw:fill="solid" draw:fill-color="#333333"/>
      <style:paragraph-properties fo:text-align="center"/>
    </style:style>
    <style:style style:name="P40" style:family="paragraph">
      <loext:graphic-properties draw:fill="solid" draw:fill-color="#333333" draw:opacity="100%"/>
      <style:paragraph-properties fo:text-align="center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solid" draw:fill-color="#d65307"/>
      <style:paragraph-properties fo:text-align="center"/>
    </style:style>
    <style:style style:name="P43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loext:graphic-properties draw:fill-color="#333333"/>
      <style:paragraph-properties fo:text-align="start" style:writing-mode="lr-tb"/>
      <style:text-properties style:font-name="Ubuntu" fo:font-size="11pt" style:font-size-asian="11pt" style:font-size-complex="11pt"/>
    </style:style>
    <style:style style:name="P46" style:family="paragraph">
      <loext:graphic-properties draw:fill="none" draw:fill-color="#ffffff"/>
      <style:paragraph-properties style:writing-mode="lr-tb"/>
      <style:text-properties fo:color="#ffffff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P47" style:family="paragraph">
      <loext:graphic-properties draw:fill="solid" draw:fill-color="#2d2d2d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cccccc" loext:opacity="100%" style:font-name="Ubuntu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solid" draw:fill-color="#323232"/>
      <style:paragraph-properties fo:text-align="start" style:writing-mode="lr-tb"/>
      <style:text-properties style:font-name="Ubuntu" fo:font-size="11pt" style:font-size-asian="11pt" style:font-size-complex="11pt"/>
    </style:style>
    <style:style style:name="P50" style:family="paragraph">
      <style:paragraph-properties style:writing-mode="lr-tb"/>
    </style:style>
    <style:style style:name="P51" style:family="paragraph">
      <style:paragraph-properties fo:text-align="start" style:writing-mode="lr-tb"/>
      <style:text-properties style:font-name="Ubuntu" fo:font-size="11pt" style:font-size-asian="11pt" style:font-size-complex="11pt"/>
    </style:style>
    <style:style style:name="P52" style:family="paragraph">
      <style:paragraph-properties style:writing-mode="lr-tb"/>
      <style:text-properties fo:color="#cccccc" loext:opacity="100%" style:font-name="Ubuntu" fo:font-size="7pt" style:font-size-asian="7pt" style:font-size-complex="7pt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solid" draw:fill-color="#1d2126"/>
      <style:paragraph-properties fo:text-align="center" style:writing-mode="lr-tb"/>
    </style:style>
    <style:style style:name="P55" style:family="paragraph">
      <loext:graphic-properties draw:fill="solid" draw:fill-color="#232425"/>
      <style:paragraph-properties fo:text-align="center" style:writing-mode="lr-tb"/>
    </style:style>
    <style:style style:name="P56" style:family="paragraph">
      <loext:graphic-properties draw:fill="solid" draw:fill-color="#232425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color="#cccccc" loext:opacity="100%" style:font-name="Ubuntu" fo:font-size="12pt" style:font-size-asian="12pt" style:font-size-complex="12pt"/>
    </style:style>
    <style:style style:name="P58" style:family="paragraph">
      <loext:graphic-properties draw:fill="none" draw:fill-color="#ffffff"/>
      <style:paragraph-properties style:writing-mode="lr-tb"/>
      <style:text-properties fo:color="#d65307" loext:opacity="100%" style:font-name="Ubuntu" fo:font-size="12pt" style:font-size-asian="12pt" style:font-size-complex="12pt"/>
    </style:style>
    <style:style style:name="P59" style:family="paragraph">
      <loext:graphic-properties draw:fill="none" draw:fill-color="#ffffff"/>
      <style:paragraph-properties style:writing-mode="lr-tb"/>
      <style:text-properties fo:color="#cccccc" loext:opacity="100%" style:font-name="Ubuntu" fo:font-size="10pt" style:font-size-asian="10pt" style:font-size-complex="10pt"/>
    </style:style>
    <style:style style:name="P60" style:family="paragraph">
      <loext:graphic-properties draw:fill="none" draw:fill-color="#ffffff"/>
      <style:paragraph-properties style:writing-mode="lr-tb"/>
      <style:text-properties fo:color="#d65307" loext:opacity="100%" style:font-name="Ubuntu" fo:font-size="10pt" style:font-size-asian="10pt" style:font-size-complex="10pt"/>
    </style:style>
    <style:style style:name="P61" style:family="paragraph">
      <loext:graphic-properties draw:fill="none" draw:fill-color="#ffffff"/>
      <style:paragraph-properties style:writing-mode="lr-tb"/>
      <style:text-properties fo:color="#ffffff" loext:opacity="100%" style:font-name="Ubuntu" fo:font-size="18pt" style:text-underline-style="solid" style:text-underline-width="auto" style:text-underline-color="font-color" style:font-size-asian="18pt" style:font-size-complex="18pt"/>
    </style:style>
    <style:style style:name="P62" style:family="paragraph">
      <loext:graphic-properties draw:fill="solid" draw:fill-color="#808080"/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  <style:text-properties fo:color="#cccccc" loext:opacity="100%" style:font-name="Ubuntu" fo:font-size="11pt" style:font-size-asian="11pt" style:font-size-complex="11pt"/>
    </style:style>
    <style:style style:name="P64" style:family="paragraph">
      <loext:graphic-properties draw:fill-color="#333333"/>
      <style:paragraph-properties fo:text-align="center"/>
    </style:style>
    <style:style style:name="P65" style:family="paragraph">
      <loext:graphic-properties draw:fill-color="#d65307"/>
      <style:paragraph-properties fo:text-align="center"/>
    </style:style>
    <style:style style:name="P66" style:family="paragraph">
      <style:paragraph-properties fo:text-align="start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cccccc" loext:opacity="100%" style:font-name="Ubuntu" fo:font-size="11pt" fo:background-color="#d65307" style:font-size-asian="11pt" style:font-size-complex="11pt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cccccc" loext:opacity="100%" style:font-name="Ubuntu" fo:font-size="11pt" style:font-size-asian="11pt" style:font-size-complex="11pt"/>
    </style:style>
    <style:style style:name="T1" style:family="text">
      <style:text-properties fo:color="#cccccc" loext:opacity="100%" style:font-name="Ubuntu" fo:font-size="10pt" style:font-size-asian="12pt" style:font-size-complex="12pt"/>
    </style:style>
    <style:style style:name="T2" style:family="text">
      <style:text-properties fo:color="#cccccc" loext:opacity="100%" style:font-name="Ubuntu" fo:font-size="10pt" fo:language="en" fo:country="US" style:font-size-asian="12pt" style:font-size-complex="12pt"/>
    </style:style>
    <style:style style:name="T3" style:family="text">
      <style:text-properties fo:color="#d65307" loext:opacity="100%" style:font-name="Ubuntu" fo:font-size="6pt" style:font-size-asian="6pt" style:font-size-complex="6pt"/>
    </style:style>
    <style:style style:name="T4" style:family="text">
      <style:text-properties fo:color="#d65307" loext:opacity="100%" style:font-name="Ubuntu" fo:font-size="6pt" fo:language="en" fo:country="US" style:font-size-asian="6pt" style:font-size-complex="6pt"/>
    </style:style>
    <style:style style:name="T5" style:family="text">
      <style:text-properties fo:color="#d65307" loext:opacity="100%" style:font-name="Ubuntu" fo:font-size="8pt" fo:language="en" fo:country="US" style:font-size-asian="10pt" style:font-size-complex="10pt"/>
    </style:style>
    <style:style style:name="T6" style:family="text">
      <style:text-properties fo:color="#d65307" loext:opacity="100%" style:font-name="Ubuntu" fo:font-size="8pt" style:font-size-asian="10pt" style:font-size-complex="10pt"/>
    </style:style>
    <style:style style:name="T7" style:family="text">
      <style:text-properties fo:color="#cccccc" loext:opacity="100%" style:font-name="Ubuntu" fo:font-size="8pt" fo:language="en" fo:country="US" style:font-size-asian="10pt" style:font-size-complex="10pt"/>
    </style:style>
    <style:style style:name="T8" style:family="text">
      <style:text-properties fo:color="#cccccc" loext:opacity="100%" style:font-name="Ubuntu" fo:font-size="8pt" style:font-size-asian="10pt" style:font-size-complex="10pt"/>
    </style:style>
    <style:style style:name="T9" style:family="text">
      <style:text-properties fo:color="#ff0000" loext:opacity="100%" style:font-name="Ubuntu" fo:font-size="30pt" style:font-size-asian="30pt" style:font-size-complex="30pt"/>
    </style:style>
    <style:style style:name="T10" style:family="text">
      <style:text-properties fo:color="#cccccc" loext:opacity="100%" style:font-name="Ubuntu" fo:font-size="7pt" fo:language="en" fo:country="US" style:font-size-asian="7pt" style:font-size-complex="7pt"/>
    </style:style>
    <style:style style:name="T11" style:family="text">
      <style:text-properties fo:color="#cccccc" loext:opacity="100%" style:font-name="Ubuntu" fo:font-size="7pt" style:font-size-asian="7pt" style:font-size-complex="7pt"/>
    </style:style>
    <style:style style:name="T12" style:family="text">
      <style:text-properties fo:color="#cccccc" loext:opacity="100%" style:font-name="Ubuntu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fo:color="#cccccc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T14" style:family="text">
      <style:text-properties fo:color="#cccccc" loext:opacity="100%" style:font-name="Ubuntu" fo:font-size="9pt" style:font-size-asian="9pt" style:font-size-complex="9pt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cccccc" loext:opacity="100%" style:font-name="Ubuntu" fo:font-size="7pt" fo:font-style="italic" style:font-size-asian="7pt" style:font-style-asian="italic" style:font-size-complex="7pt" style:font-style-complex="italic"/>
    </style:style>
    <style:style style:name="T17" style:family="text">
      <style:text-properties fo:color="#ff0000" loext:opacity="100%" style:font-name="Ubuntu" fo:font-size="9pt" style:font-size-asian="9pt" style:font-size-complex="9pt"/>
    </style:style>
    <style:style style:name="T18" style:family="text">
      <style:text-properties fo:color="#ff0000" loext:opacity="100%" style:font-name="Ubuntu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color="#dddddd" loext:opacity="100%" style:font-name="Ubuntu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20" style:family="text">
      <style:text-properties fo:color="#dddddd" loext:opacity="100%" style:font-name="Ubuntu" fo:font-size="13pt" style:text-underline-style="none" fo:font-weight="bold" style:font-size-asian="13pt" style:font-weight-asian="bold" style:font-size-complex="13pt" style:font-weight-complex="bold"/>
    </style:style>
    <style:style style:name="T21" style:family="text">
      <style:text-properties fo:color="#cccccc" loext:opacity="100%" style:font-name="Ubuntu" fo:font-size="7pt" fo:language="en" fo:country="US" fo:font-style="italic" style:font-size-asian="7pt" style:font-style-asian="italic" style:font-size-complex="7pt" style:font-style-complex="italic"/>
    </style:style>
    <style:style style:name="T22" style:family="text">
      <style:text-properties fo:color="#cccccc" loext:opacity="100%" style:font-name="Ubuntu" fo:font-size="13pt" fo:language="en" fo:country="US" style:font-size-asian="13pt" style:font-size-complex="13pt"/>
    </style:style>
    <style:style style:name="T23" style:family="text">
      <style:text-properties fo:color="#cccccc" loext:opacity="100%" style:font-name="Ubuntu" fo:font-size="13pt" style:font-size-asian="13pt" style:font-size-complex="13pt"/>
    </style:style>
    <style:style style:name="T24" style:family="text">
      <style:text-properties fo:color="#232425" loext:opacity="100%" style:font-name="Ubuntu" fo:font-size="7pt" fo:language="en" fo:country="US" style:font-size-asian="7pt" style:font-size-complex="7pt"/>
    </style:style>
    <style:style style:name="T25" style:family="text">
      <style:text-properties fo:color="#cccccc" loext:opacity="100%" style:font-name="Ubuntu" fo:font-size="13pt" fo:language="en" fo:country="US" style:text-underline-style="none" style:font-size-asian="13pt" style:font-size-complex="13pt"/>
    </style:style>
    <style:style style:name="T26" style:family="text">
      <style:text-properties fo:color="#cccccc" loext:opacity="100%" style:font-name="Ubuntu" fo:font-size="13pt" style:text-underline-style="none" style:font-size-asian="13pt" style:font-size-complex="13pt"/>
    </style:style>
    <style:style style:name="T27" style:family="text">
      <style:text-properties fo:color="#ffffff" loext:opacity="100%" style:font-name="Ubuntu" fo:font-size="13pt" fo:language="en" fo:country="US" style:font-size-asian="13pt" style:font-size-complex="13pt"/>
    </style:style>
    <style:style style:name="T28" style:family="text">
      <style:text-properties fo:color="#ffffff" loext:opacity="100%" style:font-name="Ubuntu" fo:font-size="13pt" style:font-size-asian="13pt" style:font-size-complex="13pt"/>
    </style:style>
    <style:style style:name="T29" style:family="text">
      <style:text-properties fo:color="#cccccc" loext:opacity="100%" style:font-name="Ubuntu" fo:font-size="7pt" fo:font-style="normal" style:font-size-asian="7pt" style:font-style-asian="normal" style:font-size-complex="7pt" style:font-style-complex="normal"/>
    </style:style>
    <style:style style:name="T30" style:family="text">
      <style:text-properties fo:font-variant="normal" fo:text-transform="none" fo:color="#808080" loext:opacity="100%" style:text-outline="false" style:text-line-through-style="none" style:text-line-through-type="none" style:font-name="Ubuntu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8080" loext:opacity="100%" style:font-name="Ubuntu" fo:font-size="7pt" fo:font-style="normal" style:font-size-asian="7pt" style:font-style-asian="normal" style:font-size-complex="7pt" style:font-style-complex="normal"/>
    </style:style>
    <style:style style:name="T32" style:family="text">
      <style:text-properties fo:color="#808080" loext:opacity="100%" style:font-name="Ubuntu" fo:font-size="7pt" style:font-size-asian="7pt" style:font-size-complex="7pt"/>
    </style:style>
    <style:style style:name="T33" style:family="text">
      <style:text-properties fo:color="#cccccc" loext:opacity="100%" style:font-name="Ubuntu" fo:font-size="7pt" style:font-size-asian="11pt" style:font-size-complex="11pt"/>
    </style:style>
    <style:style style:name="T34" style:family="text">
      <style:text-properties fo:color="#cccccc" loext:opacity="100%" style:font-name="Ubuntu" fo:font-size="7pt" fo:font-style="italic" style:font-size-asian="11pt" style:font-style-asian="italic" style:font-size-complex="11pt" style:font-style-complex="italic"/>
    </style:style>
    <style:style style:name="T35" style:family="text">
      <style:text-properties fo:color="#ffffff" loext:opacity="100%" style:font-name="Ubuntu" fo:font-size="13pt" fo:language="en" fo:country="US" style:text-underline-style="none" fo:font-weight="bold" style:font-size-asian="13pt" style:font-weight-asian="bold" style:font-size-complex="13pt" style:font-weight-complex="bold"/>
    </style:style>
    <style:style style:name="T36" style:family="text">
      <style:text-properties fo:color="#cccccc" loext:opacity="100%" style:font-name="Ubuntu" fo:font-size="9pt" fo:font-weight="bold" style:font-size-asian="9pt" style:font-weight-asian="bold" style:font-size-complex="9pt" style:font-weight-complex="bold"/>
    </style:style>
    <style:style style:name="T37" style:family="text">
      <style:text-properties fo:color="#cccccc" loext:opacity="100%" style:font-name="Ubuntu" fo:font-size="12pt" style:font-size-asian="12pt" style:font-size-complex="12pt"/>
    </style:style>
    <style:style style:name="T38" style:family="text">
      <style:text-properties fo:color="#cccccc" loext:opacity="100%" style:font-name="Ubuntu" fo:font-size="12pt" fo:language="en" fo:country="US" style:font-size-asian="12pt" style:font-size-complex="12pt"/>
    </style:style>
    <style:style style:name="T39" style:family="text">
      <style:text-properties fo:color="#d65307" loext:opacity="100%" style:font-name="Ubuntu" fo:font-size="12pt" style:font-size-asian="12pt" style:font-size-complex="12pt"/>
    </style:style>
    <style:style style:name="T40" style:family="text">
      <style:text-properties fo:color="#d65307" loext:opacity="100%" style:font-name="Ubuntu" fo:font-size="12pt" fo:language="en" fo:country="US" style:font-size-asian="12pt" style:font-size-complex="12pt"/>
    </style:style>
    <style:style style:name="T41" style:family="text">
      <style:text-properties fo:color="#cccccc" loext:opacity="100%" style:font-name="Ubuntu" fo:font-size="10pt" fo:language="en" fo:country="US" style:font-size-asian="10pt" style:font-size-complex="10pt"/>
    </style:style>
    <style:style style:name="T42" style:family="text">
      <style:text-properties fo:color="#d65307" loext:opacity="100%" style:font-name="Ubuntu" fo:font-size="10pt" fo:language="en" fo:country="US" style:font-size-asian="10pt" style:font-size-complex="10pt"/>
    </style:style>
    <style:style style:name="T43" style:family="text">
      <style:text-properties fo:color="#ffffff" loext:opacity="100%" style:font-name="Ubuntu" fo:font-size="18pt" fo:language="en" fo:country="US" style:text-underline-style="solid" style:text-underline-width="auto" style:text-underline-color="font-color" style:font-size-asian="18pt" style:font-size-complex="18pt"/>
    </style:style>
    <style:style style:name="T44" style:family="text">
      <style:text-properties fo:color="#cccccc" loext:opacity="100%" style:font-name="Ubuntu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vervi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frame draw:style-name="gr13" draw:text-style-name="P11" draw:layer="layout" svg:width="6.25cm" svg:height="1.5cm" svg:x="11.5cm" svg:y="6cm">
          <draw:text-box>
            <text:p><text:span text:style-name="T9">TE</text:span><text:span text:style-name="T9">M</text:span><text:span text:style-name="T9">PL</text:span><text:span text:style-name="T9">AT</text:span><text:span text:style-name="T9">E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vervi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custom-shape draw:style-name="gr14" draw:text-style-name="P2" draw:layer="layout" svg:width="12.15cm" svg:height="7.75cm" svg:x="3.1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6.594cm" svg:x="3.2cm" svg:y="3.002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10">Place</text:span></text:p>
              </table:table-cell>
              <table:table-cell>
                <text:p text:style-name="P13"><text:span text:style-name="T11">Team</text:span></text:p>
              </table:table-cell>
              <table:table-cell>
                <text:p text:style-name="P13"><text:span text:style-name="T11">Points</text:span></text:p>
              </table:table-cell>
              <table:table-cell>
                <text:p text:style-name="P13"><text:span text:style-name="T11">Difference</text:span></text:p>
              </table:table-cell>
              <table:table-cell>
                <text:p text:style-name="P13"><text:span text:style-name="T11">Stockpoints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1</text:span></text:p>
              </table:table-cell>
              <table:table-cell>
                <text:p text:style-name="P14"><text:span text:style-name="T11">Sample Team I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12</text:span></text:p>
              </table:table-cell>
              <table:table-cell>
                <text:p text:style-name="P14"><text:span text:style-name="T11">12 : 1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2</text:span></text:p>
              </table:table-cell>
              <table:table-cell>
                <text:p text:style-name="P14"><text:span text:style-name="T11">Sample Team E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4</text:span></text:p>
              </table:table-cell>
              <table:table-cell>
                <text:p text:style-name="P14"><text:span text:style-name="T11">7 : 3</text:span></text:p>
              </table:table-cell>
            </table:table-row>
            <table:table-row table:style-name="ro2" table:default-cell-style-name="ce3">
              <table:table-cell table:style-name="ce4">
                <text:p text:style-name="P14"><text:span text:style-name="T11">3</text:span></text:p>
              </table:table-cell>
              <table:table-cell>
                <text:p text:style-name="P14"><text:span text:style-name="T11">Sample Team G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3</text:span></text:p>
              </table:table-cell>
              <table:table-cell>
                <text:p text:style-name="P14"><text:span text:style-name="T11">5 : 2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4</text:span></text:p>
              </table:table-cell>
              <table:table-cell table:style-name="ce5">
                <text:p text:style-name="P14"><text:span text:style-name="T11">Sample Team A</text:span></text:p>
              </table:table-cell>
              <table:table-cell>
                <text:p text:style-name="P14"><text:span text:style-name="T11">2 : 0</text:span></text:p>
              </table:table-cell>
              <table:table-cell>
                <text:p text:style-name="P14"><text:span text:style-name="T11">+1</text:span></text:p>
              </table:table-cell>
              <table:table-cell>
                <text:p text:style-name="P14"><text:span text:style-name="T11">6 : 5</text:span></text:p>
              </table:table-cell>
            </table:table-row>
            <table:table-row table:style-name="ro2" table:default-cell-style-name="ce3">
              <table:table-cell table:style-name="ce6">
                <text:p text:style-name="P14"><text:span text:style-name="T11">5</text:span></text:p>
              </table:table-cell>
              <table:table-cell>
                <text:p text:style-name="P14"><text:span text:style-name="T11">Sample Team C</text:span></text:p>
              </table:table-cell>
              <table:table-cell table:style-name="ce7">
                <text:p text:style-name="P14"><text:span text:style-name="T11">1 : 1</text:span></text:p>
              </table:table-cell>
              <table:table-cell>
                <text:p text:style-name="P14"><text:span text:style-name="T11">0</text:span></text:p>
              </table:table-cell>
              <table:table-cell>
                <text:p text:style-name="P14"><text:span text:style-name="T11">3 : 3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6</text:span></text:p>
              </table:table-cell>
              <table:table-cell table:style-name="ce2">
                <text:p text:style-name="P14"><text:span text:style-name="T11">Sample Team H</text:span></text:p>
              </table:table-cell>
              <table:table-cell>
                <text:p text:style-name="P14"><text:span text:style-name="T11">1 : 1</text:span></text:p>
              </table:table-cell>
              <table:table-cell>
                <text:p text:style-name="P14"><text:span text:style-name="T11">0</text:span></text:p>
              </table:table-cell>
              <table:table-cell>
                <text:p text:style-name="P14"><text:span text:style-name="T11">3 : 3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7</text:span></text:p>
              </table:table-cell>
              <table:table-cell table:style-name="ce4">
                <text:p text:style-name="P14"><text:span text:style-name="T11">Sample Team J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1</text:span></text:p>
              </table:table-cell>
              <table:table-cell>
                <text:p text:style-name="P14"><text:span text:style-name="T11">5 : 6</text:span></text:p>
              </table:table-cell>
            </table:table-row>
            <table:table-row table:style-name="ro2" table:default-cell-style-name="ce3">
              <table:table-cell table:style-name="ce8">
                <text:p text:style-name="P14"><text:span text:style-name="T11">8</text:span></text:p>
              </table:table-cell>
              <table:table-cell>
                <text:p text:style-name="P14"><text:span text:style-name="T11">Sample Team D</text:span></text:p>
              </table:table-cell>
              <table:table-cell table:style-name="ce7">
                <text:p text:style-name="P14"><text:span text:style-name="T11">0 : 2</text:span></text:p>
              </table:table-cell>
              <table:table-cell>
                <text:p text:style-name="P14"><text:span text:style-name="T11">-3</text:span></text:p>
              </table:table-cell>
              <table:table-cell>
                <text:p text:style-name="P14"><text:span text:style-name="T11">2 : 5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9</text:span></text:p>
              </table:table-cell>
              <table:table-cell table:style-name="ce2">
                <text:p text:style-name="P14"><text:span text:style-name="T11">Sample Team F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4</text:span></text:p>
              </table:table-cell>
              <table:table-cell>
                <text:p text:style-name="P14"><text:span text:style-name="T11">3 : 7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10</text:span></text:p>
              </table:table-cell>
              <table:table-cell>
                <text:p text:style-name="P14"><text:span text:style-name="T11">Sample Team B</text:span></text:p>
              </table:table-cell>
              <table:table-cell>
                <text:p text:style-name="P14"><text:span text:style-name="T11">0 : 2</text:span></text:p>
              </table:table-cell>
              <table:table-cell>
                <text:p text:style-name="P14"><text:span text:style-name="T11">-12</text:span></text:p>
              </table:table-cell>
              <table:table-cell>
                <text:p text:style-name="P14"><text:span text:style-name="T11">1 : 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11.25cm" svg:height="0.963cm" svg:x="2.85cm" svg:y="1.002cm">
          <draw:text-box>
            <text:p><text:span text:style-name="T12">Group</text:span><text:span text:style-name="T13"> </text:span><text:span text:style-name="T12">BLUE</text:span></text:p>
          </draw:text-box>
        </draw:frame>
        <draw:custom-shape draw:style-name="gr16" draw:text-style-name="P2" draw:layer="layout" svg:width="12.15cm" svg:height="5.3cm" svg:x="15.6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3.594cm" svg:x="15.701cm" svg:y="3.003cm">
          <table:table table:template-name="default" table:use-banding-rows-styles="true">
            <table:table-column table:style-name="co1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2"><text:span text:style-name="T10">Lane</text:span></text:p>
              </table:table-cell>
              <table:table-cell>
                <text:p text:style-name="P13"><text:span text:style-name="T11">Team A</text:span></text:p>
              </table:table-cell>
              <table:table-cell>
                <text:p text:style-name="P13"><text:span text:style-name="T11">Team B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11">1</text:span></text:p>
              </table:table-cell>
              <table:table-cell>
                <text:p text:style-name="P14"><text:span text:style-name="T11">Sample Team J</text:span></text:p>
              </table:table-cell>
              <table:table-cell>
                <text:p text:style-name="P14"><text:span text:style-name="T11">Sample Team I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2</text:span></text:p>
              </table:table-cell>
              <table:table-cell>
                <text:p text:style-name="P14"><text:span text:style-name="T11">Sample Team A</text:span></text:p>
              </table:table-cell>
              <table:table-cell>
                <text:p text:style-name="P14"><text:span text:style-name="T11">Sample Team H</text:span></text:p>
              </table:table-cell>
            </table:table-row>
            <table:table-row table:style-name="ro2" table:default-cell-style-name="ce3">
              <table:table-cell table:style-name="ce4">
                <text:p text:style-name="P14"><text:span text:style-name="T11">3</text:span></text:p>
              </table:table-cell>
              <table:table-cell>
                <text:p text:style-name="P14"><text:span text:style-name="T11">Sample Team B</text:span></text:p>
              </table:table-cell>
              <table:table-cell>
                <text:p text:style-name="P14"><text:span text:style-name="T11">Sample Team G</text:span></text:p>
              </table:table-cell>
            </table:table-row>
            <table:table-row table:style-name="ro2" table:default-cell-style-name="ce3">
              <table:table-cell>
                <text:p text:style-name="P14"><text:span text:style-name="T11">4</text:span></text:p>
              </table:table-cell>
              <table:table-cell table:style-name="ce5">
                <text:p text:style-name="P14"><text:span text:style-name="T11">Sample Team C</text:span></text:p>
              </table:table-cell>
              <table:table-cell>
                <text:p text:style-name="P14"><text:span text:style-name="T11">Sample Team F</text:span></text:p>
              </table:table-cell>
            </table:table-row>
            <table:table-row table:style-name="ro2">
              <table:table-cell table:style-name="ce6">
                <text:p text:style-name="P14"><text:span text:style-name="T11">5</text:span></text:p>
              </table:table-cell>
              <table:table-cell table:style-name="ce3">
                <text:p text:style-name="P14"><text:span text:style-name="T11">Sample Team D</text:span></text:p>
              </table:table-cell>
              <table:table-cell table:style-name="ce7">
                <text:p text:style-name="P14"><text:span text:style-name="T11">Sample Team 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6" draw:layer="layout" svg:width="2.75cm" svg:height="0.607cm" svg:x="20.875cm" svg:y="2.152cm">
          <draw:text-box>
            <text:p><text:span text:style-name="T14">Next </text:span><text:span text:style-name="T14">Matches</text:span></text:p>
          </draw:text-box>
        </draw:frame>
        <draw:frame draw:style-name="gr18" draw:text-style-name="P18" draw:layer="layout" svg:width="3.9cm" svg:height="0.803cm" svg:x="21.05cm" svg:y="6.753cm">
          <draw:text-box>
            <text:p text:style-name="P17"><text:span text:style-name="T15">Break: None </text:span><text:span text:style-name="T11"><text:s/></text:span><text:span text:style-name="T16">(invisible if </text:span><text:span text:style-name="T16">None)</text:span></text:p>
          </draw:text-box>
        </draw:frame>
        <draw:frame draw:style-name="gr17" draw:text-style-name="P16" draw:layer="layout" svg:width="5.5cm" svg:height="0.607cm" svg:x="6.3cm" svg:y="2.152cm">
          <draw:text-box>
            <text:p><text:span text:style-name="T14">Interim </text:span><text:span text:style-name="T14">result </text:span><text:span text:style-name="T14">after </text:span><text:span text:style-name="T14">Batch 1</text:span></text:p>
          </draw:text-box>
        </draw:frame>
        <draw:frame draw:style-name="gr17" draw:text-style-name="P19" draw:layer="layout" svg:width="4.55cm" svg:height="0.607cm" svg:x="23.7cm" svg:y="0.052cm">
          <draw:text-box>
            <text:p><text:span text:style-name="T17">Note: </text:span><text:span text:style-name="T17">Screen for </text:span><text:span text:style-name="T18">new</text:span><text:span text:style-name="T17"> </text:span><text:span text:style-name="T17">Rules!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2.15cm" svg:height="5.3cm" svg:x="15.6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9" draw:layer="layout" svg:width="3.5cm" svg:height="0.75cm" svg:x="0cm" svg:y="2.9cm">
          <draw:text-box>
            <text:p><text:span text:style-name="T5">Overvi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r </text:span><text:span text:style-name="T7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custom-shape draw:style-name="gr19" draw:text-style-name="P2" draw:layer="layout" svg:width="12.15cm" svg:height="7.75cm" svg:x="3.1cm" svg:y="2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899cm" svg:height="6.599cm" svg:x="3.2cm" svg:y="3.002cm">
          <table:table table:template-name="default" table:use-banding-rows-styles="true">
            <table:table-column table:style-name="co1"/>
            <table:table-column table:style-name="co8"/>
            <table:table-column table:style-name="co3"/>
            <table:table-column table:style-name="co9"/>
            <table:table-column table:style-name="co5"/>
            <table:table-row table:style-name="ro2" table:default-cell-style-name="ce9">
              <table:table-cell>
                <text:p text:style-name="P12"><text:span text:style-name="T10">Place</text:span></text:p>
              </table:table-cell>
              <table:table-cell>
                <text:p text:style-name="P13"><text:span text:style-name="T11">Team</text:span></text:p>
              </table:table-cell>
              <table:table-cell>
                <text:p text:style-name="P13"><text:span text:style-name="T11">Points</text:span></text:p>
              </table:table-cell>
              <table:table-cell>
                <text:p text:style-name="P13"><text:span text:style-name="T11">Quotient</text:span></text:p>
              </table:table-cell>
              <table:table-cell>
                <text:p text:style-name="P13"><text:span text:style-name="T11">Stockpoints</text:span></text:p>
              </table:table-cell>
            </table:table-row>
            <table:table-row table:style-name="ro2" table:default-cell-style-name="ce10"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Sample Team I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3.667</text:span></text:p>
              </table:table-cell>
              <table:table-cell>
                <text:p text:style-name="P13"><text:span text:style-name="T11">11 : 3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Sample Team E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2.200</text:span></text:p>
              </table:table-cell>
              <table:table-cell>
                <text:p text:style-name="P13"><text:span text:style-name="T11">11 : 5</text:span></text:p>
              </table:table-cell>
            </table:table-row>
            <table:table-row table:style-name="ro2" table:default-cell-style-name="ce11">
              <table:table-cell table:style-name="ce12">
                <text:p text:style-name="P13"><text:span text:style-name="T11">3</text:span></text:p>
              </table:table-cell>
              <table:table-cell table:style-name="ce12">
                <text:p text:style-name="P13"><text:span text:style-name="T11">Sample Team G</text:span></text:p>
              </table:table-cell>
              <table:table-cell>
                <text:p text:style-name="P13"><text:span text:style-name="T11">2 : 0</text:span></text:p>
              </table:table-cell>
              <table:table-cell>
                <text:p text:style-name="P13"><text:span text:style-name="T11">1.444</text:span></text:p>
              </table:table-cell>
              <table:table-cell>
                <text:p text:style-name="P13"><text:span text:style-name="T11">13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4</text:span></text:p>
              </table:table-cell>
              <table:table-cell table:style-name="ce13">
                <text:p text:style-name="P13"><text:span text:style-name="T11">Sample Team A</text:span></text:p>
              </table:table-cell>
              <table:table-cell table:style-name="ce14">
                <text:p text:style-name="P13"><text:span text:style-name="T11">2 : 0</text:span></text:p>
              </table:table-cell>
              <table:table-cell>
                <text:p text:style-name="P13"><text:span text:style-name="T11">1.308</text:span></text:p>
              </table:table-cell>
              <table:table-cell>
                <text:p text:style-name="P13"><text:span text:style-name="T11">17 : 13</text:span></text:p>
              </table:table-cell>
            </table:table-row>
            <table:table-row table:style-name="ro2" table:default-cell-style-name="ce11">
              <table:table-cell table:style-name="ce15">
                <text:p text:style-name="P13"><text:span text:style-name="T11">5</text:span></text:p>
              </table:table-cell>
              <table:table-cell>
                <text:p text:style-name="P13"><text:span text:style-name="T11">Sample Team C</text:span></text:p>
              </table:table-cell>
              <table:table-cell table:style-name="ce14">
                <text:p text:style-name="P13"><text:span text:style-name="T11">1 : 1</text:span></text:p>
              </table:table-cell>
              <table:table-cell>
                <text:p text:style-name="P13"><text:span text:style-name="T11">1.000</text:span></text:p>
              </table:table-cell>
              <table:table-cell>
                <text:p text:style-name="P13"><text:span text:style-name="T11">9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6</text:span></text:p>
              </table:table-cell>
              <table:table-cell table:style-name="ce10">
                <text:p text:style-name="P13"><text:span text:style-name="T11">Sample Team H</text:span></text:p>
              </table:table-cell>
              <table:table-cell>
                <text:p text:style-name="P13"><text:span text:style-name="T11">1 : 1</text:span></text:p>
              </table:table-cell>
              <table:table-cell>
                <text:p text:style-name="P13"><text:span text:style-name="T11">1.000</text:span></text:p>
              </table:table-cell>
              <table:table-cell>
                <text:p text:style-name="P13"><text:span text:style-name="T11">9 : 9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7</text:span></text:p>
              </table:table-cell>
              <table:table-cell table:style-name="ce12">
                <text:p text:style-name="P13"><text:span text:style-name="T11">Sample Team J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765</text:span></text:p>
              </table:table-cell>
              <table:table-cell>
                <text:p text:style-name="P13"><text:span text:style-name="T11">13 : 17</text:span></text:p>
              </table:table-cell>
            </table:table-row>
            <table:table-row table:style-name="ro2" table:default-cell-style-name="ce11">
              <table:table-cell table:style-name="ce16">
                <text:p text:style-name="P13"><text:span text:style-name="T11">8</text:span></text:p>
              </table:table-cell>
              <table:table-cell>
                <text:p text:style-name="P13"><text:span text:style-name="T11">Sample Team D</text:span></text:p>
              </table:table-cell>
              <table:table-cell table:style-name="ce14">
                <text:p text:style-name="P13"><text:span text:style-name="T11">0 : 2</text:span></text:p>
              </table:table-cell>
              <table:table-cell>
                <text:p text:style-name="P13"><text:span text:style-name="T11">0.692</text:span></text:p>
              </table:table-cell>
              <table:table-cell>
                <text:p text:style-name="P13"><text:span text:style-name="T11">9 : 13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9</text:span></text:p>
              </table:table-cell>
              <table:table-cell table:style-name="ce10">
                <text:p text:style-name="P13"><text:span text:style-name="T11">Sample Team F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455</text:span></text:p>
              </table:table-cell>
              <table:table-cell>
                <text:p text:style-name="P13"><text:span text:style-name="T11">5 : 11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10</text:span></text:p>
              </table:table-cell>
              <table:table-cell>
                <text:p text:style-name="P13"><text:span text:style-name="T11">Sample Team B</text:span></text:p>
              </table:table-cell>
              <table:table-cell>
                <text:p text:style-name="P13"><text:span text:style-name="T11">0 : 2</text:span></text:p>
              </table:table-cell>
              <table:table-cell>
                <text:p text:style-name="P13"><text:span text:style-name="T11">0.273</text:span></text:p>
              </table:table-cell>
              <table:table-cell>
                <text:p text:style-name="P13"><text:span text:style-name="T11">3 : 1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0" draw:layer="layout" svg:width="11.25cm" svg:height="0.963cm" svg:x="2.85cm" svg:y="1.002cm">
          <draw:text-box>
            <text:p><text:span text:style-name="T19">Group</text:span><text:span text:style-name="T20"> </text:span><text:span text:style-name="T19">BLUE</text:span></text:p>
          </draw:text-box>
        </draw:frame>
        <draw:frame draw:style-name="standard" draw:layer="layout" svg:width="11.899cm" svg:height="3.594cm" svg:x="15.701cm" svg:y="3.003cm">
          <table:table table:template-name="default" table:use-banding-rows-styles="true">
            <table:table-column table:style-name="co1"/>
            <table:table-column table:style-name="co6"/>
            <table:table-column table:style-name="co7"/>
            <table:table-row table:style-name="ro1" table:default-cell-style-name="ce9">
              <table:table-cell>
                <text:p text:style-name="P12"><text:span text:style-name="T10">Lane</text:span></text:p>
              </table:table-cell>
              <table:table-cell>
                <text:p text:style-name="P13"><text:span text:style-name="T11">Team A</text:span></text:p>
              </table:table-cell>
              <table:table-cell>
                <text:p text:style-name="P13"><text:span text:style-name="T11">Team B</text:span></text:p>
              </table:table-cell>
            </table:table-row>
            <table:table-row table:style-name="ro2" table:default-cell-style-name="ce10">
              <table:table-cell>
                <text:p text:style-name="P13"><text:span text:style-name="T11">1</text:span></text:p>
              </table:table-cell>
              <table:table-cell>
                <text:p text:style-name="P13"><text:span text:style-name="T11">Sample Team J</text:span></text:p>
              </table:table-cell>
              <table:table-cell>
                <text:p text:style-name="P13"><text:span text:style-name="T11">Sample Team I</text:span></text:p>
              </table:table-cell>
            </table:table-row>
            <table:table-row table:style-name="ro2" table:default-cell-style-name="ce11">
              <table:table-cell>
                <text:p text:style-name="P13"><text:span text:style-name="T11">2</text:span></text:p>
              </table:table-cell>
              <table:table-cell>
                <text:p text:style-name="P13"><text:span text:style-name="T11">Sample Team A</text:span></text:p>
              </table:table-cell>
              <table:table-cell>
                <text:p text:style-name="P13"><text:span text:style-name="T11">Sample Team H</text:span></text:p>
              </table:table-cell>
            </table:table-row>
            <table:table-row table:style-name="ro2" table:default-cell-style-name="ce12">
              <table:table-cell>
                <text:p text:style-name="P13"><text:span text:style-name="T11">3</text:span></text:p>
              </table:table-cell>
              <table:table-cell>
                <text:p text:style-name="P13"><text:span text:style-name="T11">Sample Team B</text:span></text:p>
              </table:table-cell>
              <table:table-cell table:style-name="ce11">
                <text:p text:style-name="P13"><text:span text:style-name="T11">Sample Team G</text:span></text:p>
              </table:table-cell>
            </table:table-row>
            <table:table-row table:style-name="ro2">
              <table:table-cell table:style-name="ce11">
                <text:p text:style-name="P13"><text:span text:style-name="T11">4</text:span></text:p>
              </table:table-cell>
              <table:table-cell table:style-name="ce13">
                <text:p text:style-name="P13"><text:span text:style-name="T11">Sample Team C</text:span></text:p>
              </table:table-cell>
              <table:table-cell table:style-name="ce14">
                <text:p text:style-name="P13"><text:span text:style-name="T11">Sample Team F</text:span></text:p>
              </table:table-cell>
            </table:table-row>
            <table:table-row table:style-name="ro2">
              <table:table-cell table:style-name="ce15">
                <text:p text:style-name="P13"><text:span text:style-name="T11">5</text:span></text:p>
              </table:table-cell>
              <table:table-cell table:style-name="ce11">
                <text:p text:style-name="P13"><text:span text:style-name="T11">Sample Team D</text:span></text:p>
              </table:table-cell>
              <table:table-cell table:style-name="ce14">
                <text:p text:style-name="P13"><text:span text:style-name="T11">Sample Team 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7" draw:text-style-name="P16" draw:layer="layout" svg:width="2.75cm" svg:height="0.607cm" svg:x="20.875cm" svg:y="2.152cm">
          <draw:text-box>
            <text:p><text:span text:style-name="T14">Next </text:span><text:span text:style-name="T14">Matches</text:span></text:p>
          </draw:text-box>
        </draw:frame>
        <draw:frame draw:style-name="gr20" draw:text-style-name="P18" draw:layer="layout" svg:width="3.9cm" svg:height="0.803cm" svg:x="21.05cm" svg:y="6.753cm">
          <draw:text-box>
            <text:p text:style-name="P17"><text:span text:style-name="T15">Break: None </text:span><text:span text:style-name="T11"><text:s/></text:span><text:span text:style-name="T16">(invisible if </text:span><text:span text:style-name="T16">None)</text:span></text:p>
          </draw:text-box>
        </draw:frame>
        <draw:frame draw:style-name="gr17" draw:text-style-name="P16" draw:layer="layout" svg:width="5.5cm" svg:height="0.607cm" svg:x="6.3cm" svg:y="2.152cm">
          <draw:text-box>
            <text:p><text:span text:style-name="T14">Interim </text:span><text:span text:style-name="T14">result </text:span><text:span text:style-name="T14">after </text:span><text:span text:style-name="T14">Batch 1</text:span></text:p>
          </draw:text-box>
        </draw:frame>
        <draw:frame draw:style-name="gr17" draw:text-style-name="P19" draw:layer="layout" svg:width="4.55cm" svg:height="0.607cm" svg:x="23.7cm" svg:y="0.052cm">
          <draw:text-box>
            <text:p><text:span text:style-name="T17">Note: </text:span><text:span text:style-name="T17">Screen for </text:span><text:span text:style-name="T18">old</text:span><text:span text:style-name="T17"> Rules!</text:span></text:p>
          </draw:text-box>
        </draw:frame>
      </draw:page>
      <draw:page draw:name="page4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10" draw:layer="layout" svg:width="3.5cm" svg:height="0.75cm" svg:x="0cm" svg:y="2.9cm">
          <draw:text-box>
            <text:p><text:span text:style-name="T7">Overview</text:span></text:p>
          </draw:text-box>
        </draw:frame>
        <draw:frame draw:style-name="gr11" draw:text-style-name="P9" draw:layer="layout" svg:width="3.5cm" svg:height="0.75cm" svg:x="0cm" svg:y="3.6cm">
          <draw:text-box>
            <text:p><text:span text:style-name="T6">Enter </text:span><text:span text:style-name="T5">results</text:span></text:p>
          </draw:text-box>
        </draw:frame>
        <draw:frame draw:style-name="gr11" draw:text-style-name="P10" draw:layer="layout" svg:width="3.5cm" svg:height="0.75cm" svg:x="0cm" svg:y="4.3cm">
          <draw:text-box>
            <text:p><text:span text:style-name="T7">Match </text:span><text:span text:style-name="T7">History</text:span></text:p>
          </draw:text-box>
        </draw:frame>
        <draw:frame draw:style-name="standard" draw:layer="layout" svg:width="23.356cm" svg:height="4.222cm" svg:x="3.104cm" svg:y="2.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17">
              <table:table-cell>
                <text:p text:style-name="P6"><text:span text:style-name="T10">Lane</text:span></text:p>
              </table:table-cell>
              <table:table-cell>
                <text:p text:style-name="P21"><text:span text:style-name="T11">Team A</text:span></text:p>
              </table:table-cell>
              <table:table-cell>
                <text:p text:style-name="P21"><text:span text:style-name="T11">Team B</text:span></text:p>
              </table:table-cell>
              <table:table-cell>
                <text:p text:style-name="P21"><text:span text:style-name="T10">Result</text:span><text:span text:style-name="T11"> A</text:span></text:p>
              </table:table-cell>
              <table:table-cell>
                <text:p text:style-name="P21"><text:span text:style-name="T10">Result</text:span><text:span text:style-name="T11"> B</text:span></text:p>
              </table:table-cell>
            </table:table-row>
            <table:table-row table:style-name="ro2" table:default-cell-style-name="ce18">
              <table:table-cell>
                <text:p text:style-name="P21"><text:span text:style-name="T11">1</text:span></text:p>
              </table:table-cell>
              <table:table-cell>
                <text:p text:style-name="P21"><text:span text:style-name="T11">Sample Team J</text:span></text:p>
              </table:table-cell>
              <table:table-cell>
                <text:p text:style-name="P21"><text:span text:style-name="T11">Sample Team I</text:span></text:p>
              </table:table-cell>
              <table:table-cell>
                <text:p text:style-name="P21"><text:span text:style-name="T11">11</text:span></text:p>
              </table:table-cell>
              <table:table-cell>
                <text:p text:style-name="P21"><text:span text:style-name="T11">5</text:span></text:p>
              </table:table-cell>
            </table:table-row>
            <table:table-row table:style-name="ro2" table:default-cell-style-name="ce19">
              <table:table-cell>
                <text:p text:style-name="P21"><text:span text:style-name="T11">2</text:span></text:p>
              </table:table-cell>
              <table:table-cell>
                <text:p text:style-name="P21"><text:span text:style-name="T11">Sample Team A</text:span></text:p>
              </table:table-cell>
              <table:table-cell>
                <text:p text:style-name="P21"><text:span text:style-name="T11">Sample Team H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0">
                <text:p text:style-name="P21"><text:span text:style-name="T11">3</text:span></text:p>
              </table:table-cell>
              <table:table-cell>
                <text:p text:style-name="P21"><text:span text:style-name="T11">Sample Team B</text:span></text:p>
              </table:table-cell>
              <table:table-cell>
                <text:p text:style-name="P21"><text:span text:style-name="T11">Sample Team G</text:span></text:p>
              </table:table-cell>
              <table:table-cell>
                <text:p text:style-name="P21"><text:span text:style-name="T11">3</text:span></text:p>
              </table:table-cell>
              <table:table-cell>
                <text:p text:style-name="P21"><text:span text:style-name="T11">17</text:span></text:p>
              </table:table-cell>
            </table:table-row>
            <table:table-row table:style-name="ro2" table:default-cell-style-name="ce19">
              <table:table-cell>
                <text:p text:style-name="P21"><text:span text:style-name="T11">4</text:span></text:p>
              </table:table-cell>
              <table:table-cell table:style-name="ce21">
                <text:p text:style-name="P21"><text:span text:style-name="T11">Sample Team C</text:span></text:p>
              </table:table-cell>
              <table:table-cell>
                <text:p text:style-name="P21"><text:span text:style-name="T11">Sample Team F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2">
                <text:p text:style-name="P21"><text:span text:style-name="T11">5</text:span></text:p>
              </table:table-cell>
              <table:table-cell>
                <text:p text:style-name="P21"><text:span text:style-name="T11">Sample Team D</text:span></text:p>
              </table:table-cell>
              <table:table-cell table:style-name="ce23">
                <text:p text:style-name="P21"><text:span text:style-name="T11">Sample Team E</text:span></text:p>
              </table:table-cell>
              <table:table-cell/>
              <table:table-cell/>
            </table:table-row>
            <table:table-row table:style-name="ro2" table:default-cell-style-name="ce19">
              <table:table-cell table:style-name="ce22">
                <text:p text:style-name="P21"><text:span text:style-name="T11">6</text:span></text:p>
              </table:table-cell>
              <table:table-cell table:style-name="ce24">
                <text:p text:style-name="P22"><text:span text:style-name="T21">Empty</text:span></text:p>
              </table:table-cell>
              <table:table-cell table:style-name="ce23">
                <text:p text:style-name="P21"><text:span text:style-name="T21">Empty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5" draw:text-style-name="P23" draw:layer="layout" svg:width="4.75cm" svg:height="0.963cm" svg:x="2.854cm" svg:y="1cm">
          <draw:text-box>
            <text:p><text:span text:style-name="T12">Group</text:span><text:span text:style-name="T13"> </text:span><text:span text:style-name="T12">BLUE</text:span></text:p>
          </draw:text-box>
        </draw:frame>
        <draw:frame draw:style-name="gr21" draw:text-style-name="P24" draw:layer="layout" svg:width="2.655cm" svg:height="0.963cm" svg:x="12.154cm" svg:y="1cm">
          <draw:text-box>
            <text:p text:style-name="P17"><text:span text:style-name="T22">Batch</text:span><text:span text:style-name="T23"> </text:span><text:span text:style-name="T23">2</text:span></text:p>
          </draw:text-box>
        </draw:frame>
        <draw:custom-shape draw:style-name="gr22" draw:text-style-name="P26" draw:layer="layout" svg:width="1.498cm" svg:height="0.505cm" svg:x="24.754cm" svg:y="6.745cm">
          <text:p text:style-name="P25"><text:span text:style-name="T24">Submi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</text:span><text:span text:style-name="T1">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3.5cm" svg:height="0.75cm" svg:x="0cm" svg:y="1cm">
          <draw:text-box>
            <text:p><text:span text:style-name="T5">Group</text:span><text:span text:style-name="T6"> </text:span><text:span text:style-name="T5">BLUE</text:span></text:p>
          </draw:text-box>
        </draw:frame>
        <draw:frame draw:style-name="gr11" draw:text-style-name="P10" draw:layer="layout" svg:width="3.5cm" svg:height="0.75cm" svg:x="0cm" svg:y="1.75cm">
          <draw:text-box>
            <text:p><text:span text:style-name="T7">Group</text:span><text:span text:style-name="T8"> RED</text:span></text:p>
          </draw:text-box>
        </draw:frame>
        <draw:line draw:style-name="gr12" draw:text-style-name="P4" draw:layer="layout" svg:x1="0.2cm" svg:y1="2.65cm" svg:x2="2.15cm" svg:y2="2.65cm">
          <text:p/>
        </draw:line>
        <draw:frame draw:style-name="gr11" draw:text-style-name="P10" draw:layer="layout" svg:width="3.5cm" svg:height="0.75cm" svg:x="0cm" svg:y="2.9cm">
          <draw:text-box>
            <text:p><text:span text:style-name="T7">Overview</text:span></text:p>
          </draw:text-box>
        </draw:frame>
        <draw:frame draw:style-name="gr11" draw:text-style-name="P10" draw:layer="layout" svg:width="3.5cm" svg:height="0.75cm" svg:x="0cm" svg:y="3.6cm">
          <draw:text-box>
            <text:p><text:span text:style-name="T8">Ente</text:span><text:span text:style-name="T8">r </text:span><text:span text:style-name="T7">resul</text:span><text:span text:style-name="T7">ts</text:span></text:p>
          </draw:text-box>
        </draw:frame>
        <draw:frame draw:style-name="gr11" draw:text-style-name="P9" draw:layer="layout" svg:width="3.5cm" svg:height="0.75cm" svg:x="0cm" svg:y="4.3cm">
          <draw:text-box>
            <text:p><text:span text:style-name="T5">Mat</text:span><text:span text:style-name="T5">ch </text:span><text:span text:style-name="T5">Hist</text:span><text:span text:style-name="T5">ory</text:span></text:p>
          </draw:text-box>
        </draw:frame>
        <draw:custom-shape draw:style-name="gr23" draw:text-style-name="P2" draw:layer="layout" svg:width="23.9cm" svg:height="5.5cm" svg:x="3.1cm" svg:y="8.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3.448cm" svg:height="4.199cm" svg:x="3.301cm" svg:y="9.302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2" table:default-cell-style-name="ce25">
              <table:table-cell>
                <text:p text:style-name="P6"><text:span text:style-name="T10">Lane</text:span></text:p>
              </table:table-cell>
              <table:table-cell>
                <text:p text:style-name="P27"><text:span text:style-name="T11">Team A</text:span></text:p>
              </table:table-cell>
              <table:table-cell>
                <text:p text:style-name="P27"><text:span text:style-name="T11">Team B</text:span></text:p>
              </table:table-cell>
              <table:table-cell>
                <text:p text:style-name="P27"><text:span text:style-name="T10">Result</text:span><text:span text:style-name="T11"> A</text:span></text:p>
              </table:table-cell>
              <table:table-cell>
                <text:p text:style-name="P27"><text:span text:style-name="T10">Result</text:span><text:span text:style-name="T11"> B</text:span></text:p>
              </table:table-cell>
            </table:table-row>
            <table:table-row table:style-name="ro2" table:default-cell-style-name="ce26">
              <table:table-cell>
                <text:p text:style-name="P28"><text:span text:style-name="T11">1</text:span></text:p>
              </table:table-cell>
              <table:table-cell>
                <text:p text:style-name="P28"><text:span text:style-name="T11">Sample Team J</text:span></text:p>
              </table:table-cell>
              <table:table-cell>
                <text:p text:style-name="P28"><text:span text:style-name="T11">Sample Team I</text:span></text:p>
              </table:table-cell>
              <table:table-cell/>
              <table:table-cell/>
            </table:table-row>
            <table:table-row table:style-name="ro2" table:default-cell-style-name="ce26">
              <table:table-cell>
                <text:p text:style-name="P28"><text:span text:style-name="T11">2</text:span></text:p>
              </table:table-cell>
              <table:table-cell>
                <text:p text:style-name="P28"><text:span text:style-name="T11">Sample Team A</text:span></text:p>
              </table:table-cell>
              <table:table-cell>
                <text:p text:style-name="P28"><text:span text:style-name="T11">Sample Team H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27">
                <text:p text:style-name="P28"><text:span text:style-name="T11">3</text:span></text:p>
              </table:table-cell>
              <table:table-cell>
                <text:p text:style-name="P28"><text:span text:style-name="T11">Sample Team B</text:span></text:p>
              </table:table-cell>
              <table:table-cell>
                <text:p text:style-name="P28"><text:span text:style-name="T11">Sample Team G</text:span></text:p>
              </table:table-cell>
              <table:table-cell/>
              <table:table-cell/>
            </table:table-row>
            <table:table-row table:style-name="ro2" table:default-cell-style-name="ce26">
              <table:table-cell>
                <text:p text:style-name="P28"><text:span text:style-name="T11">4</text:span></text:p>
              </table:table-cell>
              <table:table-cell table:style-name="ce28">
                <text:p text:style-name="P28"><text:span text:style-name="T11">Sample Team C</text:span></text:p>
              </table:table-cell>
              <table:table-cell>
                <text:p text:style-name="P28"><text:span text:style-name="T11">Sample Team F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29">
                <text:p text:style-name="P28"><text:span text:style-name="T11">5</text:span></text:p>
              </table:table-cell>
              <table:table-cell>
                <text:p text:style-name="P28"><text:span text:style-name="T11">Sample Team D</text:span></text:p>
              </table:table-cell>
              <table:table-cell table:style-name="ce30">
                <text:p text:style-name="P28"><text:span text:style-name="T11">Sample Team E</text:span></text:p>
              </table:table-cell>
              <table:table-cell/>
              <table:table-cell/>
            </table:table-row>
            <table:table-row table:style-name="ro2" table:default-cell-style-name="ce26">
              <table:table-cell table:style-name="ce31">
                <text:p text:style-name="P29"><text:span text:style-name="T11">6</text:span></text:p>
              </table:table-cell>
              <table:table-cell table:style-name="ce32">
                <text:p text:style-name="P30"><text:span text:style-name="T21">Empty</text:span></text:p>
              </table:table-cell>
              <table:table-cell table:style-name="ce30">
                <text:p text:style-name="P28"><text:span text:style-name="T21">Empty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24" draw:text-style-name="P31" draw:layer="layout" svg:width="0.25cm" svg:height="1.5cm" svg:x="27.75cm" svg:y="5.25cm">
          <text:p/>
          <draw:enhanced-geometry svg:viewBox="0 0 21600 21600" draw:mirror-horizontal="true" draw:type="rectangle" draw:enhanced-path="M 0 0 L 21600 0 21600 21600 0 21600 0 0 Z N"/>
        </draw:custom-shape>
        <draw:frame draw:style-name="gr15" draw:text-style-name="P32" draw:layer="layout" svg:width="4.75cm" svg:height="0.963cm" svg:x="2.85cm" svg:y="1cm">
          <draw:text-box>
            <text:p><text:span text:style-name="T25">Gro</text:span><text:span text:style-name="T25">up</text:span><text:span text:style-name="T26"> </text:span><text:span text:style-name="T25">BL</text:span><text:span text:style-name="T25">UE</text:span></text:p>
          </draw:text-box>
        </draw:frame>
        <draw:custom-shape draw:style-name="gr23" draw:text-style-name="P2" draw:layer="layout" svg:width="23.9cm" svg:height="5.5cm" svg:x="3.1cm" svg:y="2cm">
          <text:p/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2.655cm" svg:height="0.963cm" svg:x="12.15cm" svg:y="2.2cm">
          <draw:text-box>
            <text:p text:style-name="P17"><text:span text:style-name="T22">B</text:span><text:span text:style-name="T22">at</text:span><text:span text:style-name="T22">c</text:span><text:span text:style-name="T22">h</text:span><text:span text:style-name="T23"> </text:span><text:span text:style-name="T23">1</text:span></text:p>
          </draw:text-box>
        </draw:frame>
        <draw:frame draw:style-name="gr26" draw:text-style-name="P33" draw:layer="layout" svg:width="2.655cm" svg:height="0.963cm" svg:x="11.951cm" svg:y="8.302cm">
          <draw:text-box>
            <text:p text:style-name="P17"><text:span text:style-name="T27">B</text:span><text:span text:style-name="T27">at</text:span><text:span text:style-name="T27">c</text:span><text:span text:style-name="T27">h</text:span><text:span text:style-name="T28"> </text:span><text:span text:style-name="T28">2</text:span></text:p>
          </draw:text-box>
        </draw:frame>
        <draw:frame draw:style-name="standard" draw:layer="layout" svg:width="23.449cm" svg:height="4.199cm" svg:x="3.3cm" svg:y="3.1cm">
          <table:table table:template-name="default" table:use-first-row-styles="true" table:use-banding-rows-styles="true">
            <table:table-column table:style-name="co15"/>
            <table:table-column table:style-name="co20"/>
            <table:table-column table:style-name="co17"/>
            <table:table-column table:style-name="co18"/>
            <table:table-column table:style-name="co19"/>
            <table:table-row table:style-name="ro2" table:default-cell-style-name="ce33">
              <table:table-cell>
                <text:p text:style-name="P6"><text:span text:style-name="T10">Lane</text:span></text:p>
              </table:table-cell>
              <table:table-cell>
                <text:p text:style-name="P27"><text:span text:style-name="T11">Team A</text:span></text:p>
              </table:table-cell>
              <table:table-cell>
                <text:p text:style-name="P27"><text:span text:style-name="T11">Team B</text:span></text:p>
              </table:table-cell>
              <table:table-cell>
                <text:p text:style-name="P27"><text:span text:style-name="T10">Result</text:span><text:span text:style-name="T11"> A</text:span></text:p>
              </table:table-cell>
              <table:table-cell>
                <text:p text:style-name="P27"><text:span text:style-name="T10">Result</text:span><text:span text:style-name="T11"> B</text:span></text:p>
              </table:table-cell>
            </table:table-row>
            <table:table-row table:style-name="ro2" table:default-cell-style-name="ce34">
              <table:table-cell>
                <text:p text:style-name="P28"><text:span text:style-name="T11">1</text:span></text:p>
              </table:table-cell>
              <table:table-cell>
                <text:p text:style-name="P28"><text:span text:style-name="T11">Sample Team A</text:span></text:p>
              </table:table-cell>
              <table:table-cell>
                <text:p text:style-name="P28"><text:span text:style-name="T11">Sample Team J</text:span></text:p>
              </table:table-cell>
              <table:table-cell>
                <text:p text:style-name="P28"><text:span text:style-name="T11">17</text:span></text:p>
              </table:table-cell>
              <table:table-cell>
                <text:p text:style-name="P28"><text:span text:style-name="T11">13</text:span></text:p>
              </table:table-cell>
            </table:table-row>
            <table:table-row table:style-name="ro2" table:default-cell-style-name="ce26">
              <table:table-cell>
                <text:p text:style-name="P28"><text:span text:style-name="T11">2</text:span></text:p>
              </table:table-cell>
              <table:table-cell>
                <text:p text:style-name="P28"><text:span text:style-name="T11">Sample Team B</text:span></text:p>
              </table:table-cell>
              <table:table-cell>
                <text:p text:style-name="P28"><text:span text:style-name="T11">Sample Team I</text:span></text:p>
              </table:table-cell>
              <table:table-cell>
                <text:p text:style-name="P28"><text:span text:style-name="T11">3</text:span></text:p>
              </table:table-cell>
              <table:table-cell>
                <text:p text:style-name="P28"><text:span text:style-name="T11">11</text:span></text:p>
              </table:table-cell>
            </table:table-row>
            <table:table-row table:style-name="ro2" table:default-cell-style-name="ce26">
              <table:table-cell table:style-name="ce27">
                <text:p text:style-name="P28"><text:span text:style-name="T11">3</text:span></text:p>
              </table:table-cell>
              <table:table-cell>
                <text:p text:style-name="P28"><text:span text:style-name="T11">Sample Team C</text:span></text:p>
              </table:table-cell>
              <table:table-cell table:style-name="ce19">
                <text:p text:style-name="P21"><text:span text:style-name="T11">Sample Team H</text:span></text:p>
              </table:table-cell>
              <table:table-cell>
                <text:p text:style-name="P28"><text:span text:style-name="T11">9</text:span></text:p>
              </table:table-cell>
              <table:table-cell>
                <text:p text:style-name="P28"><text:span text:style-name="T11">9</text:span></text:p>
              </table:table-cell>
            </table:table-row>
            <table:table-row table:style-name="ro2" table:default-cell-style-name="ce26">
              <table:table-cell>
                <text:p text:style-name="P28"><text:span text:style-name="T11">4</text:span></text:p>
              </table:table-cell>
              <table:table-cell table:style-name="ce28">
                <text:p text:style-name="P28"><text:span text:style-name="T11">Sample Team D</text:span></text:p>
              </table:table-cell>
              <table:table-cell>
                <text:p text:style-name="P28"><text:span text:style-name="T11">Sample Team G</text:span></text:p>
              </table:table-cell>
              <table:table-cell>
                <text:p text:style-name="P28"><text:span text:style-name="T11">9</text:span></text:p>
              </table:table-cell>
              <table:table-cell>
                <text:p text:style-name="P28"><text:span text:style-name="T11">13</text:span></text:p>
              </table:table-cell>
            </table:table-row>
            <table:table-row table:style-name="ro2" table:default-cell-style-name="ce26">
              <table:table-cell table:style-name="ce29">
                <text:p text:style-name="P28"><text:span text:style-name="T11">5</text:span></text:p>
              </table:table-cell>
              <table:table-cell>
                <text:p text:style-name="P28"><text:span text:style-name="T11">Sample Team E</text:span></text:p>
              </table:table-cell>
              <table:table-cell table:style-name="ce30">
                <text:p text:style-name="P28"><text:span text:style-name="T11">Sample Team F</text:span></text:p>
              </table:table-cell>
              <table:table-cell>
                <text:p text:style-name="P28"><text:span text:style-name="T11">11</text:span></text:p>
              </table:table-cell>
              <table:table-cell>
                <text:p text:style-name="P28"><text:span text:style-name="T11">5</text:span></text:p>
              </table:table-cell>
            </table:table-row>
            <table:table-row table:style-name="ro2" table:default-cell-style-name="ce26">
              <table:table-cell table:style-name="ce31">
                <text:p text:style-name="P29"><text:span text:style-name="T11">6</text:span></text:p>
              </table:table-cell>
              <table:table-cell table:style-name="ce32">
                <text:p text:style-name="P30"><text:span text:style-name="T21">Empty</text:span></text:p>
              </table:table-cell>
              <table:table-cell table:style-name="ce30">
                <text:p text:style-name="P28"><text:span text:style-name="T21">Empty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6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4.65cm" svg:height="5.2cm" svg:x="3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11" draw:text-style-name="P9" draw:layer="layout" svg:width="1.5cm" svg:height="0.75cm" svg:x="0cm" svg:y="1cm">
          <draw:text-box>
            <text:p><text:span text:style-name="T6">Home</text:span></text:p>
          </draw:text-box>
        </draw:frame>
        <draw:frame draw:style-name="gr11" draw:text-style-name="P10" draw:layer="layout" svg:width="2cm" svg:height="0.75cm" svg:x="0cm" svg:y="1.75cm">
          <draw:text-box>
            <text:p><text:span text:style-name="T8">Settings</text:span></text:p>
          </draw:text-box>
        </draw:frame>
        <draw:line draw:style-name="gr12" draw:text-style-name="P4" draw:layer="layout" svg:x1="0.2cm" svg:y1="3.45cm" svg:x2="2.15cm" svg:y2="3.45cm">
          <text:p/>
        </draw:line>
        <draw:frame draw:style-name="gr11" draw:text-style-name="P10" draw:layer="layout" svg:width="2.25cm" svg:height="0.75cm" svg:x="0cm" svg:y="3.7cm">
          <draw:text-box>
            <text:p><text:span text:style-name="T7">Group </text:span><text:span text:style-name="T7">BLUE</text:span></text:p>
          </draw:text-box>
        </draw:frame>
        <draw:frame draw:style-name="gr28" draw:text-style-name="P10" draw:layer="layout" svg:width="2.25cm" svg:height="0.887cm" svg:x="0cm" svg:y="2.4cm">
          <draw:text-box>
            <text:p><text:span text:style-name="T8">Current</text:span></text:p>
            <text:p><text:span text:style-name="T8">Competitio</text:span><text:span text:style-name="T8">n</text:span></text:p>
          </draw:text-box>
        </draw:frame>
        <draw:frame draw:style-name="gr11" draw:text-style-name="P10" draw:layer="layout" svg:width="2.5cm" svg:height="0.75cm" svg:x="0cm" svg:y="4.4cm">
          <draw:text-box>
            <text:p><text:span text:style-name="T7">Group RED</text:span></text:p>
          </draw:text-box>
        </draw:frame>
        <draw:frame draw:style-name="standard" draw:layer="layout" svg:width="14.189cm" svg:height="4.064cm" svg:x="3.286cm" svg:y="2.533cm">
          <table:table table:template-name="default" table:use-first-row-styles="true" table:use-banding-rows-styles="true">
            <table:table-column table:style-name="co21"/>
            <table:table-row table:style-name="ro4">
              <table:table-cell table:style-name="ce35">
                <text:p><text:span text:style-name="T29">Sample Competition</text:span></text:p>
                <text:p><text:span text:style-name="T30">01. Nov 2022 – 00:00 Uhr </text:span><text:span text:style-name="T31">– /home/user/Documents/sample/sample.json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2</text:span></text:p>
                <text:p text:style-name="P34"><text:span text:style-name="T32">01. Okt 2022 – 13:37 Uhr – /home/user/Documents/sample2/sample2.israt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3</text:span></text:p>
                <text:p text:style-name="P34"><text:span text:style-name="T32">28. Apr 2022 – 04:20 Uhr – C:\Users\User\Documents\sample3\sample3.json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4</text:span></text:p>
                <text:p text:style-name="P34"><text:span text:style-name="T32">15. Feb 2022 – 23:59 Uhr – /home/sample_user/Downloads/sample4/sample4.json</text:span></text:p>
              </table:table-cell>
            </table:table-row>
            <table:table-row table:style-name="ro2">
              <table:table-cell table:style-name="ce36">
                <text:p text:style-name="P34"><text:span text:style-name="T11">Sample Competition 5</text:span></text:p>
                <text:p text:style-name="P34"><text:span text:style-name="T32">01. Jan 2022 – 20:20 Uhr – F:\Documents\competitions\sample5\sample5.isra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4" draw:layer="layout" svg:width="0.25cm" svg:height="0.25cm" svg:x="16.851cm" svg:y="2.82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3.6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4.4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5.244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9" draw:text-style-name="P4" draw:layer="layout" svg:width="0.25cm" svg:height="0.25cm" svg:x="16.851cm" svg:y="6.05cm">
          <draw:image xlink:href="Pictures/1000000100000200000002008A1ADA84B55F460B.png" xlink:type="simple" xlink:show="embed" xlink:actuate="onLoad" draw:mime-type="image/png">
            <text:p/>
          </draw:image>
        </draw:frame>
        <draw:frame draw:style-name="gr29" draw:text-style-name="P32" draw:layer="layout" svg:width="5.85cm" svg:height="1cm" svg:x="2.851cm" svg:y="1.3cm">
          <draw:text-box>
            <text:p><text:span text:style-name="T25">Last </text:span><text:span text:style-name="T25">Compe</text:span><text:span text:style-name="T25">titions</text:span></text:p>
          </draw:text-box>
        </draw:frame>
        <draw:frame draw:style-name="gr30" draw:text-style-name="P35" draw:layer="layout" svg:width="3.199cm" svg:height="0.527cm" svg:x="3.751cm" svg:y="6.85cm">
          <draw:text-box>
            <text:p><text:span text:style-name="T11">Create new </text:span><text:span text:style-name="T11">competition </text:span></text:p>
          </draw:text-box>
        </draw:frame>
        <draw:frame draw:style-name="gr9" draw:text-style-name="P4" draw:layer="layout" svg:width="0.5cm" svg:height="0.5cm" svg:x="3.351cm" svg:y="6.85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5" draw:text-style-name="P32" draw:layer="layout" svg:width="7.05cm" svg:height="0.963cm" svg:x="18.651cm" svg:y="1.3cm">
          <draw:text-box>
            <text:p><text:span text:style-name="T25">Setting</text:span><text:span text:style-name="T25">s – </text:span><text:span text:style-name="T25">Quick </text:span><text:span text:style-name="T25">menu</text:span></text:p>
          </draw:text-box>
        </draw:frame>
        <draw:custom-shape draw:style-name="gr31" draw:text-style-name="P2" draw:layer="layout" svg:width="7.9cm" svg:height="5.95cm" svg:x="18.6cm" svg:y="2.3cm">
          <text:p/>
          <draw:enhanced-geometry svg:viewBox="0 0 21600 21600" draw:type="rectangle" draw:enhanced-path="M 0 0 L 21600 0 21600 21600 0 21600 0 0 Z N"/>
        </draw:custom-shape>
        <draw:frame draw:style-name="gr30" draw:text-style-name="P36" draw:layer="layout" svg:width="2.099cm" svg:height="0.527cm" svg:x="18.65cm" svg:y="2.497cm">
          <draw:text-box>
            <text:p><text:span text:style-name="T33">Use new rules</text:span></text:p>
          </draw:text-box>
        </draw:frame>
        <draw:frame draw:style-name="gr30" draw:text-style-name="P36" draw:layer="layout" svg:width="1.849cm" svg:height="0.527cm" svg:x="18.651cm" svg:y="3.35cm">
          <draw:text-box>
            <text:p><text:span text:style-name="T33">Auto-save</text:span></text:p>
          </draw:text-box>
        </draw:frame>
        <draw:frame draw:style-name="gr30" draw:text-style-name="P36" draw:layer="layout" svg:width="2.599cm" svg:height="0.527cm" svg:x="18.65cm" svg:y="4.197cm">
          <draw:text-box>
            <text:p><text:span text:style-name="T33">Auto-save </text:span><text:span text:style-name="T33">interval</text:span></text:p>
          </draw:text-box>
        </draw:frame>
        <draw:frame draw:style-name="gr30" draw:text-style-name="P37" draw:layer="layout" svg:width="1.849cm" svg:height="0.527cm" svg:x="18.651cm" svg:y="5.05cm">
          <draw:text-box>
            <text:p><text:span text:style-name="T34">Placeholder</text:span></text:p>
          </draw:text-box>
        </draw:frame>
        <draw:frame draw:style-name="gr30" draw:text-style-name="P37" draw:layer="layout" svg:width="1.849cm" svg:height="0.527cm" svg:x="18.651cm" svg:y="6.75cm">
          <draw:text-box>
            <text:p><text:span text:style-name="T34">Placeholder</text:span></text:p>
          </draw:text-box>
        </draw:frame>
        <draw:frame draw:style-name="gr30" draw:text-style-name="P37" draw:layer="layout" svg:width="2.099cm" svg:height="0.527cm" svg:x="18.651cm" svg:y="5.9cm">
          <draw:text-box>
            <text:p><text:span text:style-name="T34">Placeholder</text:span></text:p>
          </draw:text-box>
        </draw:frame>
        <draw:frame draw:style-name="gr30" draw:text-style-name="P36" draw:layer="layout" svg:width="2.299cm" svg:height="0.527cm" svg:x="19.2cm" svg:y="7.637cm">
          <draw:text-box>
            <text:p><text:span text:style-name="T33">Open settings</text:span></text:p>
          </draw:text-box>
        </draw:frame>
        <draw:line draw:style-name="gr32" draw:text-style-name="P4" draw:layer="layout" svg:x1="18.951cm" svg:y1="3.2cm" svg:x2="26.201cm" svg:y2="3.2cm">
          <text:p/>
        </draw:line>
        <draw:line draw:style-name="gr12" draw:text-style-name="P4" draw:layer="layout" svg:x1="18.951cm" svg:y1="4.05cm" svg:x2="26.201cm" svg:y2="4.05cm">
          <text:p/>
        </draw:line>
        <draw:line draw:style-name="gr12" draw:text-style-name="P4" draw:layer="layout" svg:x1="18.951cm" svg:y1="4.9cm" svg:x2="26.201cm" svg:y2="4.9cm">
          <text:p/>
        </draw:line>
        <draw:line draw:style-name="gr12" draw:text-style-name="P4" draw:layer="layout" svg:x1="18.951cm" svg:y1="5.75cm" svg:x2="26.201cm" svg:y2="5.75cm">
          <text:p/>
        </draw:line>
        <draw:line draw:style-name="gr12" draw:text-style-name="P4" draw:layer="layout" svg:x1="18.951cm" svg:y1="6.6cm" svg:x2="26.201cm" svg:y2="6.6cm">
          <text:p/>
        </draw:line>
        <draw:line draw:style-name="gr12" draw:text-style-name="P4" draw:layer="layout" svg:x1="18.951cm" svg:y1="7.45cm" svg:x2="26.201cm" svg:y2="7.45cm">
          <text:p/>
        </draw:line>
        <draw:frame draw:style-name="gr9" draw:text-style-name="P38" draw:layer="layout" svg:width="0.4cm" svg:height="0.4cm" svg:x="18.938cm" svg:y="7.7cm">
          <draw:image xlink:href="Pictures/100000010000020000000200E0335E4CB01BCB4C.png" xlink:type="simple" xlink:show="embed" xlink:actuate="onLoad" draw:mime-type="image/png">
            <text:p/>
          </draw:image>
        </draw:frame>
        <draw:g>
          <draw:custom-shape draw:style-name="gr33" draw:text-style-name="P39" draw:layer="layout" svg:width="0.3cm" svg:height="0.3cm" svg:x="25.55cm" svg:y="2.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9" draw:layer="layout" svg:width="0.3cm" svg:height="0.3cm" svg:x="25.901cm" svg:y="2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0" draw:layer="layout" svg:width="0.35cm" svg:height="0.3cm" svg:x="25.7cm" svg:y="2.6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1" draw:layer="layout" svg:width="0.25cm" svg:height="0.25cm" svg:x="25.581cm" svg:y="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4" draw:layer="layout" svg:x1="25.631cm" svg:y1="2.68cm" svg:x2="25.78cm" svg:y2="2.831cm">
            <text:p/>
          </draw:line>
          <draw:line draw:style-name="gr36" draw:text-style-name="P4" draw:layer="layout" svg:x1="25.631cm" svg:y1="2.826cm" svg:x2="25.78cm" svg:y2="2.677cm">
            <text:p/>
          </draw:line>
        </draw:g>
        <draw:g>
          <draw:custom-shape draw:style-name="gr37" draw:text-style-name="P42" draw:layer="layout" svg:width="0.3cm" svg:height="0.3cm" svg:x="25.57cm" svg:y="3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2" draw:layer="layout" svg:width="0.3cm" svg:height="0.3cm" svg:x="25.9cm" svg:y="3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2" draw:layer="layout" svg:width="0.35cm" svg:height="0.3cm" svg:x="25.705cm" svg:y="3.4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1" draw:layer="layout" svg:width="0.25cm" svg:height="0.25cm" svg:x="25.92cm" svg:y="3.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3" draw:layer="layout" svg:x1="25.95cm" svg:y1="3.61cm" svg:x2="26.01cm" svg:y2="3.67cm">
            <text:p/>
          </draw:line>
          <draw:line draw:style-name="gr40" draw:text-style-name="P43" draw:layer="layout" svg:x1="26cm" svg:y1="3.681cm" svg:x2="26.141cm" svg:y2="3.54cm">
            <text:p/>
          </draw:line>
        </draw:g>
        <draw:frame draw:style-name="gr41" draw:text-style-name="P44" draw:layer="layout" svg:width="0.502cm" svg:height="1.187cm" svg:x="19.441cm" svg:y="10.716cm">
          <draw:text-box>
            <text:p/>
          </draw:text-box>
        </draw:frame>
        <draw:g>
          <draw:custom-shape draw:style-name="gr42" draw:text-style-name="P45" draw:layer="layout" svg:width="1.5cm" svg:height="0.45cm" svg:x="24.698cm" svg:y="4.229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5" draw:layer="layout" svg:width="0.908cm" svg:height="0.527cm" svg:x="24.54cm" svg:y="4.197cm">
            <draw:text-box>
              <text:p><text:span text:style-name="T11">30s</text:span></text:p>
            </draw:text-box>
          </draw:frame>
          <draw:line draw:style-name="gr43" draw:text-style-name="P4" draw:layer="layout" svg:x1="25.94cm" svg:y1="4.434cm" svg:x2="26.011cm" svg:y2="4.505cm">
            <text:p/>
          </draw:line>
          <draw:line draw:style-name="gr43" draw:text-style-name="P4" draw:layer="layout" svg:x1="26cm" svg:y1="4.505cm" svg:x2="26.071cm" svg:y2="4.434cm">
            <text:p/>
          </draw:line>
        </draw:g>
        <draw:line draw:style-name="gr12" draw:text-style-name="P4" draw:layer="layout" svg:x1="0.2cm" svg:y1="5.15cm" svg:x2="2.15cm" svg:y2="5.15cm">
          <text:p/>
        </draw:line>
      </draw:page>
      <draw:page draw:name="page7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4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8cm" svg:height="1cm" svg:x="0cm" svg:y="1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75cm" svg:x2="28cm" svg:y2="14.7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" draw:layer="layout" svg:width="1.75cm" svg:height="0.962cm" svg:x="0cm" svg:y="0cm">
          <draw:text-box>
            <text:p><text:span text:style-name="T1">File</text:span></text:p>
          </draw:text-box>
        </draw:frame>
        <draw:frame draw:style-name="gr8" draw:text-style-name="P5" draw:layer="layout" svg:width="2.05cm" svg:height="0.85cm" svg:x="1.7cm" svg:y="0cm">
          <draw:text-box>
            <text:p><text:span text:style-name="T2">Help</text:span></text:p>
          </draw:text-box>
        </draw:frame>
        <draw:frame draw:style-name="gr9" draw:text-style-name="P4" draw:layer="layout" svg:width="0.5cm" svg:height="0.5cm" svg:x="0.35cm" svg:y="14.9cm">
          <draw:image xlink:href="Pictures/100000010000020000000200E0228C2571D46482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0.1cm" svg:y="15.3cm">
          <draw:text-box>
            <text:p text:style-name="P6"><text:span text:style-name="T3">New</text:span></text:p>
          </draw:text-box>
        </draw:frame>
        <draw:frame draw:style-name="gr9" draw:text-style-name="P4" draw:layer="layout" svg:width="0.5cm" svg:height="0.5cm" svg:x="1.6cm" svg:y="14.85cm">
          <draw:image xlink:href="Pictures/10000001000002000000020081541553837D196E.png" xlink:type="simple" xlink:show="embed" xlink:actuate="onLoad" draw:mime-type="image/png">
            <text:p/>
          </draw:image>
        </draw:frame>
        <draw:frame draw:style-name="gr10" draw:text-style-name="P7" draw:layer="layout" svg:width="0.95cm" svg:height="0.488cm" svg:x="1.3cm" svg:y="15.3cm">
          <draw:text-box>
            <text:p text:style-name="P6"><text:span text:style-name="T4">Edit</text:span></text:p>
          </draw:text-box>
        </draw:frame>
        <draw:frame draw:style-name="gr9" draw:text-style-name="P4" draw:layer="layout" svg:width="0.5cm" svg:height="0.5cm" svg:x="2.823cm" svg:y="14.9cm">
          <draw:image xlink:href="Pictures/10000001000002000000020039AEFD1081666349.png" xlink:type="simple" xlink:show="embed" xlink:actuate="onLoad" draw:mime-type="image/png">
            <text:p/>
          </draw:image>
        </draw:frame>
        <draw:frame draw:style-name="gr10" draw:text-style-name="P8" draw:layer="layout" svg:width="1.25cm" svg:height="0.488cm" svg:x="2.45cm" svg:y="15.3cm">
          <draw:text-box>
            <text:p><text:span text:style-name="T3">Exports</text:span></text:p>
          </draw:text-box>
        </draw:frame>
        <draw:frame draw:style-name="gr9" draw:text-style-name="P4" draw:layer="layout" svg:width="0.5cm" svg:height="0.5cm" svg:x="4.093cm" svg:y="14.9cm">
          <draw:image xlink:href="Pictures/10000001000002000000020067EE41E5680FEAA6.png" xlink:type="simple" xlink:show="embed" xlink:actuate="onLoad" draw:mime-type="image/png">
            <text:p/>
          </draw:image>
        </draw:frame>
        <draw:frame draw:style-name="gr10" draw:text-style-name="P8" draw:layer="layout" svg:width="1.11cm" svg:height="0.488cm" svg:x="3.85cm" svg:y="15.3cm">
          <draw:text-box>
            <text:p><text:span text:style-name="T4">Save</text:span></text:p>
          </draw:text-box>
        </draw:frame>
        <draw:frame draw:style-name="gr9" draw:text-style-name="P4" draw:layer="layout" svg:width="0.5cm" svg:height="0.5cm" svg:x="5.386cm" svg:y="14.9cm">
          <draw:image xlink:href="Pictures/100000010000020000000200654880643535B28C.png" xlink:type="simple" xlink:show="embed" xlink:actuate="onLoad" draw:mime-type="image/png">
            <text:p/>
          </draw:image>
        </draw:frame>
        <draw:frame draw:style-name="gr10" draw:text-style-name="P8" draw:layer="layout" svg:width="1.165cm" svg:height="0.488cm" svg:x="5.085cm" svg:y="15.3cm">
          <draw:text-box>
            <text:p><text:span text:style-name="T4">Open</text:span></text:p>
          </draw:text-box>
        </draw:frame>
        <draw:line draw:style-name="gr5" draw:text-style-name="P4" draw:layer="layout" svg:x1="2.5cm" svg:y1="0.75cm" svg:x2="2.5cm" svg:y2="14.75cm">
          <text:p/>
        </draw:line>
        <draw:frame draw:style-name="gr44" draw:text-style-name="P46" draw:layer="layout" svg:width="2.399cm" svg:height="0.764cm" svg:x="13.951cm" svg:y="1.3cm">
          <draw:text-box>
            <text:p><text:span text:style-name="T35">Settin</text:span><text:span text:style-name="T35">gs</text:span></text:p>
          </draw:text-box>
        </draw:frame>
        <draw:frame draw:style-name="gr11" draw:text-style-name="P10" draw:layer="layout" svg:width="1.5cm" svg:height="0.75cm" svg:x="0cm" svg:y="1.001cm">
          <draw:text-box>
            <text:p><text:span text:style-name="T8">Home</text:span></text:p>
          </draw:text-box>
        </draw:frame>
        <draw:frame draw:style-name="gr11" draw:text-style-name="P9" draw:layer="layout" svg:width="2cm" svg:height="0.75cm" svg:x="0cm" svg:y="1.751cm">
          <draw:text-box>
            <text:p><text:span text:style-name="T6">Settings</text:span></text:p>
          </draw:text-box>
        </draw:frame>
        <draw:line draw:style-name="gr12" draw:text-style-name="P4" draw:layer="layout" svg:x1="0.2cm" svg:y1="3.451cm" svg:x2="2.15cm" svg:y2="3.451cm">
          <text:p/>
        </draw:line>
        <draw:frame draw:style-name="gr11" draw:text-style-name="P10" draw:layer="layout" svg:width="2.25cm" svg:height="0.75cm" svg:x="0cm" svg:y="3.701cm">
          <draw:text-box>
            <text:p><text:span text:style-name="T7">Group </text:span><text:span text:style-name="T7">BLUE</text:span></text:p>
          </draw:text-box>
        </draw:frame>
        <draw:frame draw:style-name="gr28" draw:text-style-name="P10" draw:layer="layout" svg:width="2.25cm" svg:height="0.887cm" svg:x="0cm" svg:y="2.401cm">
          <draw:text-box>
            <text:p><text:span text:style-name="T8">Current</text:span></text:p>
            <text:p><text:span text:style-name="T8">Competitio</text:span><text:span text:style-name="T8">n</text:span></text:p>
          </draw:text-box>
        </draw:frame>
        <draw:frame draw:style-name="gr11" draw:text-style-name="P10" draw:layer="layout" svg:width="2.5cm" svg:height="0.75cm" svg:x="0cm" svg:y="4.401cm">
          <draw:text-box>
            <text:p><text:span text:style-name="T7">Group RED</text:span></text:p>
          </draw:text-box>
        </draw:frame>
        <draw:line draw:style-name="gr12" draw:text-style-name="P4" draw:layer="layout" svg:x1="0.2cm" svg:y1="5.151cm" svg:x2="2.15cm" svg:y2="5.151cm">
          <text:p/>
        </draw:line>
        <draw:custom-shape draw:style-name="gr45" draw:text-style-name="P2" draw:layer="layout" svg:width="11.65cm" svg:height="7cm" svg:x="3.1cm" svg:y="2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11.55cm" svg:height="7cm" svg:x="15.75cm" svg:y="2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7" draw:layer="layout" svg:width="0.25cm" svg:height="1.5cm" svg:x="27.7cm" svg:y="5.25cm">
          <text:p/>
          <draw:enhanced-geometry svg:viewBox="0 0 21600 21600" draw:mirror-horizontal="true" draw:type="rectangle" draw:enhanced-path="M 0 0 L 21600 0 21600 21600 0 21600 0 0 Z N"/>
        </draw:custom-shape>
        <draw:frame draw:style-name="gr48" draw:text-style-name="P48" draw:layer="layout" svg:width="1.75cm" svg:height="0.65cm" svg:x="3.15cm" svg:y="2.6cm">
          <draw:text-box>
            <text:p><text:span text:style-name="T36">General</text:span></text:p>
          </draw:text-box>
        </draw:frame>
        <draw:frame draw:style-name="gr48" draw:text-style-name="P48" draw:layer="layout" svg:width="2.5cm" svg:height="0.65cm" svg:x="16cm" svg:y="2.6cm">
          <draw:text-box>
            <text:p><text:span text:style-name="T36">Appearan</text:span><text:span text:style-name="T36">ce</text:span></text:p>
          </draw:text-box>
        </draw:frame>
        <draw:frame draw:style-name="gr49" draw:text-style-name="P35" draw:layer="layout" svg:width="1.9cm" svg:height="0.51cm" svg:x="16.1cm" svg:y="3.249cm">
          <draw:text-box>
            <text:p><text:span text:style-name="T11">Color theme</text:span></text:p>
          </draw:text-box>
        </draw:frame>
        <draw:frame draw:style-name="gr50" draw:text-style-name="P35" draw:layer="layout" svg:width="1.9cm" svg:height="0.5cm" svg:x="16.1cm" svg:y="3.95cm">
          <draw:text-box>
            <text:p><text:span text:style-name="T11">Font scale</text:span></text:p>
          </draw:text-box>
        </draw:frame>
        <draw:g>
          <draw:custom-shape draw:style-name="gr51" draw:text-style-name="P49" draw:layer="layout" svg:width="1.998cm" svg:height="0.45cm" svg:x="24.95cm" svg:y="3.2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35" draw:layer="layout" svg:width="1.85cm" svg:height="0.46cm" svg:x="24.8cm" svg:y="3.259cm">
            <draw:text-box>
              <text:p text:style-name="P50"><text:span text:style-name="T11">Dark Theme</text:span></text:p>
            </draw:text-box>
          </draw:frame>
          <draw:line draw:style-name="gr43" draw:text-style-name="P4" draw:layer="layout" svg:x1="26.69cm" svg:y1="3.496cm" svg:x2="26.761cm" svg:y2="3.567cm">
            <text:p/>
          </draw:line>
          <draw:line draw:style-name="gr43" draw:text-style-name="P4" draw:layer="layout" svg:x1="26.75cm" svg:y1="3.567cm" svg:x2="26.821cm" svg:y2="3.496cm">
            <text:p/>
          </draw:line>
        </draw:g>
        <draw:g>
          <draw:custom-shape draw:style-name="gr53" draw:text-style-name="P49" draw:layer="layout" svg:width="0.748cm" svg:height="0.45cm" svg:x="26.21cm" svg:y="4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5" draw:layer="layout" svg:width="0.56cm" svg:height="0.527cm" svg:x="26.1cm" svg:y="3.937cm">
            <draw:text-box>
              <text:p><text:span text:style-name="T11">2</text:span></text:p>
            </draw:text-box>
          </draw:frame>
          <draw:line draw:style-name="gr43" draw:text-style-name="P4" draw:layer="layout" svg:x1="26.7cm" svg:y1="4.174cm" svg:x2="26.771cm" svg:y2="4.245cm">
            <text:p/>
          </draw:line>
          <draw:line draw:style-name="gr43" draw:text-style-name="P4" draw:layer="layout" svg:x1="26.76cm" svg:y1="4.245cm" svg:x2="26.831cm" svg:y2="4.174cm">
            <text:p/>
          </draw:line>
        </draw:g>
        <draw:frame draw:style-name="gr49" draw:text-style-name="P35" draw:layer="layout" svg:width="2.45cm" svg:height="0.51cm" svg:x="3.3cm" svg:y="3.249cm">
          <draw:text-box>
            <text:p><text:span text:style-name="T11">Enable auto-</text:span><text:span text:style-name="T11">save</text:span></text:p>
          </draw:text-box>
        </draw:frame>
        <draw:frame draw:style-name="gr49" draw:text-style-name="P35" draw:layer="layout" svg:width="2.7cm" svg:height="0.51cm" svg:x="3.3cm" svg:y="3.949cm">
          <draw:text-box>
            <text:p><text:span text:style-name="T11">Auto-save </text:span><text:span text:style-name="T11">interval</text:span></text:p>
          </draw:text-box>
        </draw:frame>
        <draw:g>
          <draw:custom-shape draw:style-name="gr37" draw:text-style-name="P42" draw:layer="layout" svg:width="0.31cm" svg:height="0.3cm" svg:x="13.8cm" svg:y="3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2" draw:layer="layout" svg:width="0.31cm" svg:height="0.3cm" svg:x="14.14cm" svg:y="3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2" draw:layer="layout" svg:width="0.361cm" svg:height="0.3cm" svg:x="13.939cm" svg:y="3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1" draw:layer="layout" svg:width="0.258cm" svg:height="0.25cm" svg:x="14.161cm" svg:y="3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3" draw:layer="layout" svg:x1="14.192cm" svg:y1="3.5cm" svg:x2="14.254cm" svg:y2="3.56cm">
            <text:p/>
          </draw:line>
          <draw:line draw:style-name="gr40" draw:text-style-name="P43" draw:layer="layout" svg:x1="14.244cm" svg:y1="3.571cm" svg:x2="14.389cm" svg:y2="3.43cm">
            <text:p/>
          </draw:line>
        </draw:g>
        <draw:g>
          <draw:custom-shape draw:style-name="gr54" draw:text-style-name="P49" draw:layer="layout" svg:width="1.5cm" svg:height="0.45cm" svg:x="12.908cm" svg:y="3.969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5" draw:layer="layout" svg:width="0.908cm" svg:height="0.527cm" svg:x="12.8cm" svg:y="3.937cm">
            <draw:text-box>
              <text:p><text:span text:style-name="T11">30s</text:span></text:p>
            </draw:text-box>
          </draw:frame>
          <draw:line draw:style-name="gr43" draw:text-style-name="P4" draw:layer="layout" svg:x1="14.15cm" svg:y1="4.174cm" svg:x2="14.221cm" svg:y2="4.245cm">
            <text:p/>
          </draw:line>
          <draw:line draw:style-name="gr43" draw:text-style-name="P4" draw:layer="layout" svg:x1="14.21cm" svg:y1="4.245cm" svg:x2="14.281cm" svg:y2="4.174cm">
            <text:p/>
          </draw:line>
        </draw:g>
        <draw:frame draw:style-name="gr55" draw:text-style-name="P35" draw:layer="layout" svg:width="2.7cm" svg:height="0.51cm" svg:x="3.3cm" svg:y="4.649cm">
          <draw:text-box>
            <text:p><text:span text:style-name="T11">Enable old rule </text:span><text:span text:style-name="T11">set</text:span></text:p>
          </draw:text-box>
        </draw:frame>
        <draw:g>
          <draw:custom-shape draw:style-name="gr33" draw:text-style-name="P39" draw:layer="layout" svg:width="0.3cm" svg:height="0.3cm" svg:x="13.8cm" svg:y="4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9" draw:layer="layout" svg:width="0.3cm" svg:height="0.3cm" svg:x="14.151cm" svg:y="4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40" draw:layer="layout" svg:width="0.35cm" svg:height="0.3cm" svg:x="13.95cm" svg:y="4.75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1" draw:layer="layout" svg:width="0.25cm" svg:height="0.25cm" svg:x="13.831cm" svg:y="4.7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4" draw:layer="layout" svg:x1="13.881cm" svg:y1="4.821cm" svg:x2="14.03cm" svg:y2="4.972cm">
            <text:p/>
          </draw:line>
          <draw:line draw:style-name="gr36" draw:text-style-name="P4" draw:layer="layout" svg:x1="13.881cm" svg:y1="4.967cm" svg:x2="14.03cm" svg:y2="4.818cm">
            <text:p/>
          </draw:line>
        </draw:g>
        <draw:frame draw:style-name="gr55" draw:text-style-name="P35" draw:layer="layout" svg:width="2.7cm" svg:height="0.51cm" svg:x="3.3cm" svg:y="5.349cm">
          <draw:text-box>
            <text:p><text:span text:style-name="T11">Language</text:span></text:p>
          </draw:text-box>
        </draw:frame>
        <draw:g>
          <draw:custom-shape draw:style-name="gr54" draw:text-style-name="P49" draw:layer="layout" svg:width="1.5cm" svg:height="0.45cm" svg:x="12.9cm" svg:y="5.382cm">
            <text:p text:style-name="P51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35" draw:layer="layout" svg:width="1.45cm" svg:height="0.46cm" svg:x="12.8cm" svg:y="5.35cm">
            <draw:text-box>
              <text:p text:style-name="P52">English</text:p>
            </draw:text-box>
          </draw:frame>
          <draw:line draw:style-name="gr43" draw:text-style-name="P4" draw:layer="layout" svg:x1="14.042cm" svg:y1="5.587cm" svg:x2="14.113cm" svg:y2="5.658cm">
            <text:p/>
          </draw:line>
          <draw:line draw:style-name="gr43" draw:text-style-name="P4" draw:layer="layout" svg:x1="14.102cm" svg:y1="5.658cm" svg:x2="14.173cm" svg:y2="5.587cm">
            <text:p/>
          </draw:line>
        </draw:g>
      </draw:page>
      <draw:page draw:name="page8" draw:style-name="dp1" draw:master-page-name="Standard">
        <draw:custom-shape draw:style-name="gr57" draw:text-style-name="P54" draw:layer="layout" svg:width="28cm" svg:height="15.75cm" svg:x="0cm" svg:y="0cm">
          <text:p text:style-name="P53"><text:s/></text:p>
          <draw:enhanced-geometry svg:viewBox="0 0 21600 21600" draw:type="rectangle" draw:enhanced-path="M 0 0 L 21600 0 21600 21600 0 21600 0 0 Z N"/>
        </draw:custom-shape>
        <draw:custom-shape draw:style-name="gr58" draw:text-style-name="P55" draw:layer="layout" svg:width="3.5cm" svg:height="13.5cm" svg:x="0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5" draw:layer="layout" svg:width="28cm" svg:height="1.5cm" svg:x="0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56" draw:layer="layout" svg:width="28cm" svg:height="0.75cm" svg:x="0cm" svg:y="0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0cm" svg:y1="14.25cm" svg:x2="28cm" svg:y2="14.25cm">
          <text:p/>
        </draw:line>
        <draw:line draw:style-name="gr6" draw:text-style-name="P4" draw:layer="layout" svg:x1="0cm" svg:y1="0.75cm" svg:x2="28cm" svg:y2="0.75cm">
          <text:p/>
        </draw:line>
        <draw:frame draw:style-name="gr7" draw:text-style-name="P57" draw:layer="layout" svg:width="1.75cm" svg:height="0.962cm" svg:x="0cm" svg:y="0cm">
          <draw:text-box>
            <text:p><text:span text:style-name="T37">File</text:span></text:p>
          </draw:text-box>
        </draw:frame>
        <draw:frame draw:style-name="gr8" draw:text-style-name="P57" draw:layer="layout" svg:width="2.05cm" svg:height="0.85cm" svg:x="1.7cm" svg:y="0cm">
          <draw:text-box>
            <text:p><text:span text:style-name="T38">Help</text:span></text:p>
          </draw:text-box>
        </draw:frame>
        <draw:g>
          <draw:frame draw:style-name="gr9" draw:text-style-name="P4" draw:layer="layout" svg:width="0.75cm" svg:height="0.75cm" svg:x="0.648cm" svg:y="14.4cm">
            <draw:image xlink:href="Pictures/100000010000020000000200E0228C2571D46482.png" xlink:type="simple" xlink:show="embed" xlink:actuate="onLoad" draw:mime-type="image/png">
              <text:p/>
            </draw:image>
          </draw:frame>
          <draw:frame draw:style-name="gr11" draw:text-style-name="P58" draw:layer="layout" svg:width="1.403cm" svg:height="0.75cm" svg:x="0.347cm" svg:y="15.1cm">
            <draw:text-box>
              <text:p><text:span text:style-name="T39">New</text:span></text:p>
            </draw:text-box>
          </draw:frame>
        </draw:g>
        <draw:g>
          <draw:frame draw:style-name="gr9" draw:text-style-name="P4" draw:layer="layout" svg:width="0.75cm" svg:height="0.75cm" svg:x="2.8cm" svg:y="14.4cm">
            <draw:image xlink:href="Pictures/100000010000020000000200654880643535B28C.png" xlink:type="simple" xlink:show="embed" xlink:actuate="onLoad" draw:mime-type="image/png">
              <text:p/>
            </draw:image>
          </draw:frame>
          <draw:frame draw:style-name="gr61" draw:text-style-name="P58" draw:layer="layout" svg:width="1.595cm" svg:height="0.736cm" svg:x="2.35cm" svg:y="15.1cm">
            <draw:text-box>
              <text:p><text:span text:style-name="T40">Open</text:span></text:p>
            </draw:text-box>
          </draw:frame>
        </draw:g>
        <draw:line draw:style-name="gr5" draw:text-style-name="P4" draw:layer="layout" svg:x1="3.5cm" svg:y1="0.75cm" svg:x2="3.5cm" svg:y2="14.25cm">
          <text:p/>
        </draw:line>
        <draw:line draw:style-name="gr12" draw:text-style-name="P4" draw:layer="layout" svg:x1="0.2cm" svg:y1="3.75cm" svg:x2="3.05cm" svg:y2="3.75cm">
          <text:p/>
        </draw:line>
        <draw:frame draw:style-name="gr11" draw:text-style-name="P59" draw:layer="layout" svg:width="3.5cm" svg:height="0.75cm" svg:x="0cm" svg:y="1.75cm">
          <draw:text-box>
            <text:p><text:span text:style-name="T41">Settings</text:span></text:p>
          </draw:text-box>
        </draw:frame>
        <draw:frame draw:style-name="gr62" draw:text-style-name="P60" draw:layer="layout" svg:width="3.5cm" svg:height="1.039cm" svg:x="0cm" svg:y="2.5cm">
          <draw:text-box>
            <text:p><text:span text:style-name="T42">Current </text:span><text:span text:style-name="T42">Competiti</text:span><text:span text:style-name="T42">on</text:span></text:p>
          </draw:text-box>
        </draw:frame>
        <draw:frame draw:style-name="gr11" draw:text-style-name="P59" draw:layer="layout" svg:width="3.5cm" svg:height="0.75cm" svg:x="0cm" svg:y="4cm">
          <draw:text-box>
            <text:p><text:span text:style-name="T41">Match </text:span><text:span text:style-name="T41">History</text:span></text:p>
          </draw:text-box>
        </draw:frame>
        <draw:frame draw:style-name="gr11" draw:text-style-name="P59" draw:layer="layout" svg:width="3.5cm" svg:height="0.75cm" svg:x="0cm" svg:y="1cm">
          <draw:text-box>
            <text:p><text:span text:style-name="T41">Home</text:span></text:p>
          </draw:text-box>
        </draw:frame>
        <draw:frame draw:style-name="gr29" draw:text-style-name="P61" draw:layer="layout" svg:width="9.35cm" svg:height="1cm" svg:x="3.65cm" svg:y="1.3cm">
          <draw:text-box>
            <text:p><text:span text:style-name="T43">Curr</text:span><text:span text:style-name="T43">ent </text:span><text:span text:style-name="T43">Com</text:span><text:span text:style-name="T43">petit</text:span><text:span text:style-name="T43">ion</text:span></text:p>
          </draw:text-box>
        </draw:frame>
      </draw:page>
      <draw:page draw:name="page9" draw:style-name="dp1" draw:master-page-name="Standard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63" draw:text-style-name="P62" draw:layer="layout" svg:width="0.3cm" svg:height="0.3cm" svg:x="0.75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62" draw:layer="layout" svg:width="0.3cm" svg:height="0.3cm" svg:x="1.101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62" draw:layer="layout" svg:width="0.35cm" svg:height="0.3cm" svg:x="0.9cm" svg:y="0.7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1" draw:layer="layout" svg:width="0.25cm" svg:height="0.25cm" svg:x="0.781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4" draw:layer="layout" svg:x1="0.831cm" svg:y1="0.82cm" svg:x2="0.98cm" svg:y2="0.971cm">
            <text:p/>
          </draw:line>
          <draw:line draw:style-name="gr36" draw:text-style-name="P4" draw:layer="layout" svg:x1="0.831cm" svg:y1="0.966cm" svg:x2="0.98cm" svg:y2="0.817cm">
            <text:p/>
          </draw:line>
        </draw:g>
        <draw:g>
          <draw:custom-shape draw:style-name="gr37" draw:text-style-name="P42" draw:layer="layout" svg:width="0.31cm" svg:height="0.3cm" svg:x="0.75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2" draw:layer="layout" svg:width="0.31cm" svg:height="0.3cm" svg:x="1.09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2" draw:layer="layout" svg:width="0.361cm" svg:height="0.3cm" svg:x="0.889cm" svg:y="1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1" draw:layer="layout" svg:width="0.258cm" svg:height="0.25cm" svg:x="1.111cm" svg:y="1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43" draw:layer="layout" svg:x1="1.142cm" svg:y1="1.85cm" svg:x2="1.204cm" svg:y2="1.91cm">
            <text:p/>
          </draw:line>
          <draw:line draw:style-name="gr40" draw:text-style-name="P43" draw:layer="layout" svg:x1="1.194cm" svg:y1="1.921cm" svg:x2="1.339cm" svg:y2="1.78cm">
            <text:p/>
          </draw:line>
        </draw:g>
        <draw:g>
          <draw:custom-shape draw:style-name="gr33" draw:text-style-name="P39" draw:layer="layout" svg:width="0.3cm" svg:height="0.3cm" svg:x="1.849cm" svg:y="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39" draw:layer="layout" svg:width="0.3cm" svg:height="0.3cm" svg:x="2.2cm" svg:y="0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0" draw:layer="layout" svg:width="0.35cm" svg:height="0.3cm" svg:x="1.999cm" svg:y="0.7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41" draw:layer="layout" svg:width="0.25cm" svg:height="0.25cm" svg:x="1.88cm" svg:y="0.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6" draw:text-style-name="P4" draw:layer="layout" svg:x1="1.93cm" svg:y1="0.82cm" svg:x2="2.079cm" svg:y2="0.971cm">
            <text:p/>
          </draw:line>
          <draw:line draw:style-name="gr36" draw:text-style-name="P4" draw:layer="layout" svg:x1="1.93cm" svg:y1="0.966cm" svg:x2="2.079cm" svg:y2="0.817cm">
            <text:p/>
          </draw:line>
        </draw:g>
        <draw:g>
          <draw:custom-shape draw:style-name="gr65" draw:text-style-name="P49" draw:layer="layout" svg:width="1.5cm" svg:height="0.45cm" svg:x="1cm" svg:y="2.382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35" draw:layer="layout" svg:width="0.908cm" svg:height="0.527cm" svg:x="0.842cm" svg:y="2.35cm">
            <draw:text-box>
              <text:p><text:span text:style-name="T11">30s</text:span></text:p>
            </draw:text-box>
          </draw:frame>
          <draw:line draw:style-name="gr43" draw:text-style-name="P4" draw:layer="layout" svg:x1="2.242cm" svg:y1="2.587cm" svg:x2="2.313cm" svg:y2="2.658cm">
            <text:p/>
          </draw:line>
          <draw:line draw:style-name="gr43" draw:text-style-name="P4" draw:layer="layout" svg:x1="2.302cm" svg:y1="2.658cm" svg:x2="2.373cm" svg:y2="2.587cm">
            <text:p/>
          </draw:line>
        </draw:g>
        <draw:g>
          <draw:g>
            <draw:custom-shape draw:style-name="gr66" draw:text-style-name="P45" draw:layer="layout" svg:width="1.75cm" svg:height="0.45cm" svg:x="7.25cm" svg:y="0.632cm">
              <text:p/>
              <draw:enhanced-geometry svg:viewBox="0 0 21600 21600" draw:type="rectangle" draw:enhanced-path="M 0 0 L 21600 0 21600 21600 0 21600 0 0 Z N"/>
            </draw:custom-shape>
            <draw:frame draw:style-name="gr67" draw:text-style-name="P63" draw:layer="layout" svg:width="1.25cm" svg:height="0.687cm" svg:x="7.15cm" svg:y="0.5cm">
              <draw:text-box>
                <text:p><text:span text:style-name="T44">30s</text:span></text:p>
              </draw:text-box>
            </draw:frame>
            <draw:line draw:style-name="gr43" draw:text-style-name="P4" draw:layer="layout" svg:x1="8.75cm" svg:y1="0.837cm" svg:x2="8.821cm" svg:y2="0.908cm">
              <text:p/>
            </draw:line>
            <draw:line draw:style-name="gr43" draw:text-style-name="P4" draw:layer="layout" svg:x1="8.81cm" svg:y1="0.908cm" svg:x2="8.881cm" svg:y2="0.837cm">
              <text:p/>
            </draw:line>
          </draw:g>
          <draw:custom-shape draw:style-name="gr68" draw:text-style-name="P64" draw:layer="layout" svg:width="1.75cm" svg:height="1.5cm" svg:x="7.25cm" svg:y="1.08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65" draw:layer="layout" svg:width="1.75cm" svg:height="0.5cm" svg:x="7.25cm" svg:y="1.58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67" draw:layer="layout" svg:width="1.6cm" svg:height="0.687cm" svg:x="7.15cm" svg:y="1.5cm">
            <draw:text-box>
              <text:p text:style-name="P66"><text:span text:style-name="T44">30s</text:span></text:p>
            </draw:text-box>
          </draw:frame>
          <draw:frame draw:style-name="gr67" draw:text-style-name="P67" draw:layer="layout" svg:width="1.6cm" svg:height="0.687cm" svg:x="7.15cm" svg:y="2cm">
            <draw:text-box>
              <text:p text:style-name="P66"><text:span text:style-name="T44">1 min</text:span></text:p>
            </draw:text-box>
          </draw:frame>
          <draw:frame draw:style-name="gr67" draw:text-style-name="P68" draw:layer="layout" svg:width="1.6cm" svg:height="0.687cm" svg:x="7.15cm" svg:y="0.987cm">
            <draw:text-box>
              <text:p text:style-name="P66"><text:span text:style-name="T44">15s</text:span></text:p>
            </draw:text-box>
          </draw:frame>
          <draw:g>
            <draw:line draw:style-name="gr70" draw:text-style-name="P4" draw:layer="layout" svg:x1="7.25cm" svg:y1="1.08cm" svg:x2="9cm" svg:y2="1.08cm">
              <text:p/>
            </draw:line>
            <draw:line draw:style-name="gr71" draw:text-style-name="P4" draw:layer="layout" svg:x1="7.25cm" svg:y1="1.08cm" svg:x2="7.25cm" svg:y2="2.58cm">
              <text:p/>
            </draw:line>
            <draw:line draw:style-name="gr71" draw:text-style-name="P4" draw:layer="layout" svg:x1="9cm" svg:y1="1.08cm" svg:x2="9cm" svg:y2="2.58cm">
              <text:p/>
            </draw:line>
            <draw:line draw:style-name="gr71" draw:text-style-name="P4" draw:layer="layout" svg:x1="7.25cm" svg:y1="2.58cm" svg:x2="9cm" svg:y2="2.58cm">
              <text:p/>
            </draw:line>
          </draw:g>
        </draw:g>
        <draw:custom-shape draw:style-name="gr22" draw:text-style-name="P26" draw:layer="layout" svg:width="1.498cm" svg:height="0.505cm" svg:x="1cm" svg:y="3.5cm">
          <text:p text:style-name="P25"><text:span text:style-name="T24">Sub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47" draw:layer="layout" svg:width="0.25cm" svg:height="1.5cm" svg:x="8.5cm" svg:y="4.5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6T20:20:08.367348824</meta:creation-date>
    <dc:date>2022-11-21T02:06:50.518944097</dc:date>
    <meta:editing-duration>PT20H46M52S</meta:editing-duration>
    <meta:editing-cycles>154</meta:editing-cycles>
    <meta:generator>LibreOffice/7.3.7.2$Linux_X86_64 LibreOffice_project/30$Build-2</meta:generator>
    <meta:document-statistic meta:object-count="366"/>
  </office:meta>
</office:document-meta>
</file>